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Condensed" svg:font-family="'Ubuntu Condense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color="#11111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(R1)" table:style-name="ta1">
        <table:table-column table:style-name="co1" table:default-cell-style-name="ce2"/>
        <table:table-column table:style-name="co1" table:number-columns-repeated="4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T(K)</text:p>
          </table:table-cell>
          <table:table-cell table:number-columns-repeated="46" table:style-name="ce1" office:value-type="string" calcext:value-type="string">
            <text:p>N_X</text:p>
          </table:table-cell>
        </table:table-row>
        <table:table-row table:style-name="ro1">
          <table:covered-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071996E-020" calcext:value-type="float">
            <text:p>6.71E-20</text:p>
          </table:table-cell>
          <table:table-cell office:value-type="float" office:value="5.9570988E-020" calcext:value-type="float">
            <text:p>5.96E-20</text:p>
          </table:table-cell>
          <table:table-cell office:value-type="float" office:value="1.17349368E-019" calcext:value-type="float">
            <text:p>1.17E-19</text:p>
          </table:table-cell>
          <table:table-cell office:value-type="float" office:value="1.0506012E-019" calcext:value-type="float">
            <text:p>1.05E-19</text:p>
          </table:table-cell>
          <table:table-cell office:value-type="float" office:value="1.0548612E-019" calcext:value-type="float">
            <text:p>1.05E-19</text:p>
          </table:table-cell>
          <table:table-cell office:value-type="float" office:value="1.09227252E-019" calcext:value-type="float">
            <text:p>1.09E-19</text:p>
          </table:table-cell>
          <table:table-cell office:value-type="float" office:value="1.16188092E-019" calcext:value-type="float">
            <text:p>1.16E-19</text:p>
          </table:table-cell>
          <table:table-cell office:value-type="float" office:value="1.1740134E-019" calcext:value-type="float">
            <text:p>1.17E-19</text:p>
          </table:table-cell>
          <table:table-cell office:value-type="float" office:value="1.18307868E-019" calcext:value-type="float">
            <text:p>1.18E-19</text:p>
          </table:table-cell>
          <table:table-cell office:value-type="float" office:value="1.2031518E-019" calcext:value-type="float">
            <text:p>1.20E-19</text:p>
          </table:table-cell>
          <table:table-cell office:value-type="float" office:value="1.22759568E-019" calcext:value-type="float">
            <text:p>1.23E-19</text:p>
          </table:table-cell>
          <table:table-cell office:value-type="float" office:value="1.231992E-019" calcext:value-type="float">
            <text:p>1.23E-19</text:p>
          </table:table-cell>
          <table:table-cell office:value-type="float" office:value="1.23783672E-019" calcext:value-type="float">
            <text:p>1.24E-19</text:p>
          </table:table-cell>
          <table:table-cell office:value-type="float" office:value="1.24248012E-019" calcext:value-type="float">
            <text:p>1.24E-19</text:p>
          </table:table-cell>
          <table:table-cell office:value-type="float" office:value="1.24841004E-019" calcext:value-type="float">
            <text:p>1.25E-19</text:p>
          </table:table-cell>
          <table:table-cell office:value-type="float" office:value="1.253931E-019" calcext:value-type="float">
            <text:p>1.25E-19</text:p>
          </table:table-cell>
          <table:table-cell office:value-type="float" office:value="1.25888964E-019" calcext:value-type="float">
            <text:p>1.26E-19</text:p>
          </table:table-cell>
          <table:table-cell office:value-type="float" office:value="1.26361824E-019" calcext:value-type="float">
            <text:p>1.26E-19</text:p>
          </table:table-cell>
          <table:table-cell office:value-type="float" office:value="1.26425724E-019" calcext:value-type="float">
            <text:p>1.26E-19</text:p>
          </table:table-cell>
          <table:table-cell table:number-columns-repeated="27" office:value-type="float" office:value="1.26481956E-019" calcext:value-type="float">
            <text:p>1.26E-19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7.9252914E-018" calcext:value-type="float">
            <text:p>7.93E-18</text:p>
          </table:table-cell>
          <table:table-cell office:value-type="float" office:value="6.9411503E-018" calcext:value-type="float">
            <text:p>6.94E-18</text:p>
          </table:table-cell>
          <table:table-cell office:value-type="float" office:value="1.31358115E-017" calcext:value-type="float">
            <text:p>1.31E-17</text:p>
          </table:table-cell>
          <table:table-cell office:value-type="float" office:value="1.11606817E-017" calcext:value-type="float">
            <text:p>1.12E-17</text:p>
          </table:table-cell>
          <table:table-cell office:value-type="float" office:value="1.12478879E-017" calcext:value-type="float">
            <text:p>1.12E-17</text:p>
          </table:table-cell>
          <table:table-cell office:value-type="float" office:value="1.16956001E-017" calcext:value-type="float">
            <text:p>1.17E-17</text:p>
          </table:table-cell>
          <table:table-cell office:value-type="float" office:value="1.28052134E-017" calcext:value-type="float">
            <text:p>1.28E-17</text:p>
          </table:table-cell>
          <table:table-cell office:value-type="float" office:value="1.29174939E-017" calcext:value-type="float">
            <text:p>1.29E-17</text:p>
          </table:table-cell>
          <table:table-cell office:value-type="float" office:value="1.29476032E-017" calcext:value-type="float">
            <text:p>1.29E-17</text:p>
          </table:table-cell>
          <table:table-cell office:value-type="float" office:value="1.32795104E-017" calcext:value-type="float">
            <text:p>1.33E-17</text:p>
          </table:table-cell>
          <table:table-cell office:value-type="float" office:value="1.37945909E-017" calcext:value-type="float">
            <text:p>1.38E-17</text:p>
          </table:table-cell>
          <table:table-cell office:value-type="float" office:value="1.38907594E-017" calcext:value-type="float">
            <text:p>1.39E-17</text:p>
          </table:table-cell>
          <table:table-cell office:value-type="float" office:value="1.40358681E-017" calcext:value-type="float">
            <text:p>1.40E-17</text:p>
          </table:table-cell>
          <table:table-cell office:value-type="float" office:value="1.41467388E-017" calcext:value-type="float">
            <text:p>1.41E-17</text:p>
          </table:table-cell>
          <table:table-cell office:value-type="float" office:value="1.43143036E-017" calcext:value-type="float">
            <text:p>1.43E-17</text:p>
          </table:table-cell>
          <table:table-cell office:value-type="float" office:value="1.45161064E-017" calcext:value-type="float">
            <text:p>1.45E-17</text:p>
          </table:table-cell>
          <table:table-cell office:value-type="float" office:value="1.46959566E-017" calcext:value-type="float">
            <text:p>1.47E-17</text:p>
          </table:table-cell>
          <table:table-cell office:value-type="float" office:value="1.48749005E-017" calcext:value-type="float">
            <text:p>1.49E-17</text:p>
          </table:table-cell>
          <table:table-cell office:value-type="float" office:value="1.48967524E-017" calcext:value-type="float">
            <text:p>1.49E-17</text:p>
          </table:table-cell>
          <table:table-cell table:number-columns-repeated="27" office:value-type="float" office:value="1.49225316E-017" calcext:value-type="float">
            <text:p>1.49E-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5112535E-018" calcext:value-type="float">
            <text:p>8.51E-18</text:p>
          </table:table-cell>
          <table:table-cell office:value-type="float" office:value="7.4528464E-018" calcext:value-type="float">
            <text:p>7.45E-18</text:p>
          </table:table-cell>
          <table:table-cell office:value-type="float" office:value="1.4092997E-017" calcext:value-type="float">
            <text:p>1.41E-17</text:p>
          </table:table-cell>
          <table:table-cell office:value-type="float" office:value="1.19664538E-017" calcext:value-type="float">
            <text:p>1.20E-17</text:p>
          </table:table-cell>
          <table:table-cell office:value-type="float" office:value="1.20606089E-017" calcext:value-type="float">
            <text:p>1.21E-17</text:p>
          </table:table-cell>
          <table:table-cell office:value-type="float" office:value="1.25405729E-017" calcext:value-type="float">
            <text:p>1.25E-17</text:p>
          </table:table-cell>
          <table:table-cell office:value-type="float" office:value="1.37357265E-017" calcext:value-type="float">
            <text:p>1.37E-17</text:p>
          </table:table-cell>
          <table:table-cell office:value-type="float" office:value="1.38553932E-017" calcext:value-type="float">
            <text:p>1.39E-17</text:p>
          </table:table-cell>
          <table:table-cell office:value-type="float" office:value="1.3885445E-017" calcext:value-type="float">
            <text:p>1.39E-17</text:p>
          </table:table-cell>
          <table:table-cell office:value-type="float" office:value="1.42424993E-017" calcext:value-type="float">
            <text:p>1.42E-17</text:p>
          </table:table-cell>
          <table:table-cell office:value-type="float" office:value="1.47991062E-017" calcext:value-type="float">
            <text:p>1.48E-17</text:p>
          </table:table-cell>
          <table:table-cell office:value-type="float" office:value="1.49034227E-017" calcext:value-type="float">
            <text:p>1.49E-17</text:p>
          </table:table-cell>
          <table:table-cell office:value-type="float" office:value="1.50603839E-017" calcext:value-type="float">
            <text:p>1.51E-17</text:p>
          </table:table-cell>
          <table:table-cell office:value-type="float" office:value="1.51805911E-017" calcext:value-type="float">
            <text:p>1.52E-17</text:p>
          </table:table-cell>
          <table:table-cell office:value-type="float" office:value="1.53623072E-017" calcext:value-type="float">
            <text:p>1.54E-17</text:p>
          </table:table-cell>
          <table:table-cell office:value-type="float" office:value="1.55814259E-017" calcext:value-type="float">
            <text:p>1.56E-17</text:p>
          </table:table-cell>
          <table:table-cell office:value-type="float" office:value="1.57779517E-017" calcext:value-type="float">
            <text:p>1.58E-17</text:p>
          </table:table-cell>
          <table:table-cell office:value-type="float" office:value="1.59715588E-017" calcext:value-type="float">
            <text:p>1.60E-17</text:p>
          </table:table-cell>
          <table:table-cell office:value-type="float" office:value="1.59950165E-017" calcext:value-type="float">
            <text:p>1.60E-17</text:p>
          </table:table-cell>
          <table:table-cell table:number-columns-repeated="27" office:value-type="float" office:value="1.60246359E-017" calcext:value-type="float">
            <text:p>1.60E-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64584259E-015" calcext:value-type="float">
            <text:p>1.65E-15</text:p>
          </table:table-cell>
          <table:table-cell office:value-type="float" office:value="1.43794301E-015" calcext:value-type="float">
            <text:p>1.44E-15</text:p>
          </table:table-cell>
          <table:table-cell office:value-type="float" office:value="2.53535884E-015" calcext:value-type="float">
            <text:p>2.54E-15</text:p>
          </table:table-cell>
          <table:table-cell office:value-type="float" office:value="2.0722093E-015" calcext:value-type="float">
            <text:p>2.07E-15</text:p>
          </table:table-cell>
          <table:table-cell office:value-type="float" office:value="2.0947017E-015" calcext:value-type="float">
            <text:p>2.09E-15</text:p>
          </table:table-cell>
          <table:table-cell office:value-type="float" office:value="2.1606277E-015" calcext:value-type="float">
            <text:p>2.16E-15</text:p>
          </table:table-cell>
          <table:table-cell office:value-type="float" office:value="2.42621253E-015" calcext:value-type="float">
            <text:p>2.43E-15</text:p>
          </table:table-cell>
          <table:table-cell office:value-type="float" office:value="2.43280513E-015" calcext:value-type="float">
            <text:p>2.43E-15</text:p>
          </table:table-cell>
          <table:table-cell office:value-type="float" office:value="2.39658461E-015" calcext:value-type="float">
            <text:p>2.40E-15</text:p>
          </table:table-cell>
          <table:table-cell office:value-type="float" office:value="2.4640812E-015" calcext:value-type="float">
            <text:p>2.46E-15</text:p>
          </table:table-cell>
          <table:table-cell office:value-type="float" office:value="2.61276372E-015" calcext:value-type="float">
            <text:p>2.61E-15</text:p>
          </table:table-cell>
          <table:table-cell office:value-type="float" office:value="2.64175177E-015" calcext:value-type="float">
            <text:p>2.64E-15</text:p>
          </table:table-cell>
          <table:table-cell office:value-type="float" office:value="2.68976141E-015" calcext:value-type="float">
            <text:p>2.69E-15</text:p>
          </table:table-cell>
          <table:table-cell office:value-type="float" office:value="2.72510938E-015" calcext:value-type="float">
            <text:p>2.73E-15</text:p>
          </table:table-cell>
          <table:table-cell office:value-type="float" office:value="2.78651751E-015" calcext:value-type="float">
            <text:p>2.79E-15</text:p>
          </table:table-cell>
          <table:table-cell office:value-type="float" office:value="2.87761173E-015" calcext:value-type="float">
            <text:p>2.88E-15</text:p>
          </table:table-cell>
          <table:table-cell office:value-type="float" office:value="2.96019374E-015" calcext:value-type="float">
            <text:p>2.96E-15</text:p>
          </table:table-cell>
          <table:table-cell office:value-type="float" office:value="3.04360952E-015" calcext:value-type="float">
            <text:p>3.04E-15</text:p>
          </table:table-cell>
          <table:table-cell office:value-type="float" office:value="3.05347903E-015" calcext:value-type="float">
            <text:p>3.05E-15</text:p>
          </table:table-cell>
          <table:table-cell table:number-columns-repeated="2" office:value-type="float" office:value="3.06767251E-015" calcext:value-type="float">
            <text:p>3.07E-15</text:p>
          </table:table-cell>
          <table:table-cell table:number-columns-repeated="2" office:value-type="float" office:value="3.06802153E-015" calcext:value-type="float">
            <text:p>3.07E-15</text:p>
          </table:table-cell>
          <table:table-cell table:number-columns-repeated="2" office:value-type="float" office:value="3.06819604E-015" calcext:value-type="float">
            <text:p>3.07E-15</text:p>
          </table:table-cell>
          <table:table-cell table:number-columns-repeated="6" office:value-type="float" office:value="3.06837055E-015" calcext:value-type="float">
            <text:p>3.07E-15</text:p>
          </table:table-cell>
          <table:table-cell table:number-columns-repeated="15" office:value-type="float" office:value="3.06854506E-015" calcext:value-type="float">
            <text:p>3.07E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0000000004422734" calcext:value-type="float">
            <text:p>4.42E-14</text:p>
          </table:table-cell>
          <table:table-cell office:value-type="float" office:value="0.00000000000003929676" calcext:value-type="float">
            <text:p>3.93E-14</text:p>
          </table:table-cell>
          <table:table-cell office:value-type="float" office:value="0.00000000000006465985" calcext:value-type="float">
            <text:p>6.47E-14</text:p>
          </table:table-cell>
          <table:table-cell office:value-type="float" office:value="0.00000000000005253525" calcext:value-type="float">
            <text:p>5.25E-14</text:p>
          </table:table-cell>
          <table:table-cell office:value-type="float" office:value="0.00000000000005295771" calcext:value-type="float">
            <text:p>5.30E-14</text:p>
          </table:table-cell>
          <table:table-cell office:value-type="float" office:value="0.0000000000000537862" calcext:value-type="float">
            <text:p>5.38E-14</text:p>
          </table:table-cell>
          <table:table-cell office:value-type="float" office:value="0.00000000000006091498" calcext:value-type="float">
            <text:p>6.09E-14</text:p>
          </table:table-cell>
          <table:table-cell office:value-type="float" office:value="0.00000000000006089104" calcext:value-type="float">
            <text:p>6.09E-14</text:p>
          </table:table-cell>
          <table:table-cell office:value-type="float" office:value="0.00000000000005921997" calcext:value-type="float">
            <text:p>5.92E-14</text:p>
          </table:table-cell>
          <table:table-cell office:value-type="float" office:value="0.0000000000000608164" calcext:value-type="float">
            <text:p>6.08E-14</text:p>
          </table:table-cell>
          <table:table-cell office:value-type="float" office:value="0.00000000000006521609" calcext:value-type="float">
            <text:p>6.52E-14</text:p>
          </table:table-cell>
          <table:table-cell office:value-type="float" office:value="0.00000000000006610795" calcext:value-type="float">
            <text:p>6.61E-14</text:p>
          </table:table-cell>
          <table:table-cell office:value-type="float" office:value="0.00000000000006764758" calcext:value-type="float">
            <text:p>6.76E-14</text:p>
          </table:table-cell>
          <table:table-cell office:value-type="float" office:value="0.00000000000006872767" calcext:value-type="float">
            <text:p>6.87E-14</text:p>
          </table:table-cell>
          <table:table-cell office:value-type="float" office:value="0.00000000000007082448" calcext:value-type="float">
            <text:p>7.08E-14</text:p>
          </table:table-cell>
          <table:table-cell office:value-type="float" office:value="0.00000000000007416614" calcext:value-type="float">
            <text:p>7.42E-14</text:p>
          </table:table-cell>
          <table:table-cell office:value-type="float" office:value="0.0000000000000772332" calcext:value-type="float">
            <text:p>7.72E-14</text:p>
          </table:table-cell>
          <table:table-cell office:value-type="float" office:value="0.0000000000000803655" calcext:value-type="float">
            <text:p>8.04E-14</text:p>
          </table:table-cell>
          <table:table-cell office:value-type="float" office:value="0.00000000000008074431" calcext:value-type="float">
            <text:p>8.07E-14</text:p>
          </table:table-cell>
          <table:table-cell office:value-type="float" office:value="0.00000000000008133951" calcext:value-type="float">
            <text:p>8.13E-14</text:p>
          </table:table-cell>
          <table:table-cell office:value-type="float" office:value="0.00000000000008135641" calcext:value-type="float">
            <text:p>8.14E-14</text:p>
          </table:table-cell>
          <table:table-cell office:value-type="float" office:value="0.00000000000008141133" calcext:value-type="float">
            <text:p>8.14E-14</text:p>
          </table:table-cell>
          <table:table-cell office:value-type="float" office:value="0.00000000000008143761" calcext:value-type="float">
            <text:p>8.14E-14</text:p>
          </table:table-cell>
          <table:table-cell office:value-type="float" office:value="0.00000000000008145498" calcext:value-type="float">
            <text:p>8.15E-14</text:p>
          </table:table-cell>
          <table:table-cell office:value-type="float" office:value="0.00000000000008148362" calcext:value-type="float">
            <text:p>8.15E-14</text:p>
          </table:table-cell>
          <table:table-cell office:value-type="float" office:value="0.00000000000008150615" calcext:value-type="float">
            <text:p>8.15E-14</text:p>
          </table:table-cell>
          <table:table-cell table:number-columns-repeated="2" office:value-type="float" office:value="0.00000000000008152915" calcext:value-type="float">
            <text:p>8.15E-14</text:p>
          </table:table-cell>
          <table:table-cell office:value-type="float" office:value="0.00000000000008154652" calcext:value-type="float">
            <text:p>8.15E-14</text:p>
          </table:table-cell>
          <table:table-cell table:number-columns-repeated="2" office:value-type="float" office:value="0.00000000000008155215" calcext:value-type="float">
            <text:p>8.16E-14</text:p>
          </table:table-cell>
          <table:table-cell office:value-type="float" office:value="0.00000000000008156341" calcext:value-type="float">
            <text:p>8.16E-14</text:p>
          </table:table-cell>
          <table:table-cell office:value-type="float" office:value="0.00000000000008157515" calcext:value-type="float">
            <text:p>8.16E-14</text:p>
          </table:table-cell>
          <table:table-cell office:value-type="float" office:value="0.00000000000008158641" calcext:value-type="float">
            <text:p>8.16E-14</text:p>
          </table:table-cell>
          <table:table-cell table:number-columns-repeated="2" office:value-type="float" office:value="0.00000000000008159205" calcext:value-type="float">
            <text:p>8.16E-14</text:p>
          </table:table-cell>
          <table:table-cell office:value-type="float" office:value="0.00000000000008159768" calcext:value-type="float">
            <text:p>8.16E-14</text:p>
          </table:table-cell>
          <table:table-cell table:number-columns-repeated="2" office:value-type="float" office:value="0.00000000000008160331" calcext:value-type="float">
            <text:p>8.16E-14</text:p>
          </table:table-cell>
          <table:table-cell office:value-type="float" office:value="0.00000000000008160941" calcext:value-type="float">
            <text:p>8.16E-14</text:p>
          </table:table-cell>
          <table:table-cell table:number-columns-repeated="4" office:value-type="float" office:value="0.00000000000008161505" calcext:value-type="float">
            <text:p>8.16E-14</text:p>
          </table:table-cell>
          <table:table-cell table:number-columns-repeated="2" office:value-type="float" office:value="0.00000000000008162068" calcext:value-type="float">
            <text:p>8.16E-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03000407" calcext:value-type="float">
            <text:p>3.00E-13</text:p>
          </table:table-cell>
          <table:table-cell office:value-type="float" office:value="0.0000000000002749225" calcext:value-type="float">
            <text:p>2.75E-13</text:p>
          </table:table-cell>
          <table:table-cell office:value-type="float" office:value="0.00000000000042461018" calcext:value-type="float">
            <text:p>4.25E-13</text:p>
          </table:table-cell>
          <table:table-cell office:value-type="float" office:value="0.00000000000034787776" calcext:value-type="float">
            <text:p>3.48E-13</text:p>
          </table:table-cell>
          <table:table-cell office:value-type="float" office:value="0.00000000000034899648" calcext:value-type="float">
            <text:p>3.49E-13</text:p>
          </table:table-cell>
          <table:table-cell office:value-type="float" office:value="0.00000000000034975603" calcext:value-type="float">
            <text:p>3.50E-13</text:p>
          </table:table-cell>
          <table:table-cell office:value-type="float" office:value="0.00000000000039612109" calcext:value-type="float">
            <text:p>3.96E-13</text:p>
          </table:table-cell>
          <table:table-cell office:value-type="float" office:value="0.00000000000039548518" calcext:value-type="float">
            <text:p>3.95E-13</text:p>
          </table:table-cell>
          <table:table-cell office:value-type="float" office:value="0.00000000000038264346" calcext:value-type="float">
            <text:p>3.83E-13</text:p>
          </table:table-cell>
          <table:table-cell office:value-type="float" office:value="0.00000000000039252941" calcext:value-type="float">
            <text:p>3.93E-13</text:p>
          </table:table-cell>
          <table:table-cell office:value-type="float" office:value="0.00000000000042290854" calcext:value-type="float">
            <text:p>4.23E-13</text:p>
          </table:table-cell>
          <table:table-cell office:value-type="float" office:value="0.00000000000042917338" calcext:value-type="float">
            <text:p>4.29E-13</text:p>
          </table:table-cell>
          <table:table-cell office:value-type="float" office:value="0.00000000000044027814" calcext:value-type="float">
            <text:p>4.40E-13</text:p>
          </table:table-cell>
          <table:table-cell office:value-type="float" office:value="0.00000000000044764992" calcext:value-type="float">
            <text:p>4.48E-13</text:p>
          </table:table-cell>
          <table:table-cell office:value-type="float" office:value="0.00000000000046350336" calcext:value-type="float">
            <text:p>4.64E-13</text:p>
          </table:table-cell>
          <table:table-cell office:value-type="float" office:value="0.00000000000048921037" calcext:value-type="float">
            <text:p>4.89E-13</text:p>
          </table:table-cell>
          <table:table-cell office:value-type="float" office:value="0.00000000000051296256" calcext:value-type="float">
            <text:p>5.13E-13</text:p>
          </table:table-cell>
          <table:table-cell office:value-type="float" office:value="0.00000000000053740954" calcext:value-type="float">
            <text:p>5.37E-13</text:p>
          </table:table-cell>
          <table:table-cell office:value-type="float" office:value="0.0000000000005403712" calcext:value-type="float">
            <text:p>5.40E-13</text:p>
          </table:table-cell>
          <table:table-cell office:value-type="float" office:value="0.00000000000054546138" calcext:value-type="float">
            <text:p>5.45E-13</text:p>
          </table:table-cell>
          <table:table-cell office:value-type="float" office:value="0.00000000000054564685" calcext:value-type="float">
            <text:p>5.46E-13</text:p>
          </table:table-cell>
          <table:table-cell office:value-type="float" office:value="0.00000000000054666253" calcext:value-type="float">
            <text:p>5.47E-13</text:p>
          </table:table-cell>
          <table:table-cell office:value-type="float" office:value="0.00000000000054718067" calcext:value-type="float">
            <text:p>5.47E-13</text:p>
          </table:table-cell>
          <table:table-cell office:value-type="float" office:value="0.0000000000005474839" calcext:value-type="float">
            <text:p>5.47E-13</text:p>
          </table:table-cell>
          <table:table-cell office:value-type="float" office:value="0.00000000000054809626" calcext:value-type="float">
            <text:p>5.48E-13</text:p>
          </table:table-cell>
          <table:table-cell office:value-type="float" office:value="0.00000000000054869094" calcext:value-type="float">
            <text:p>5.49E-13</text:p>
          </table:table-cell>
          <table:table-cell office:value-type="float" office:value="0.00000000000054910605" calcext:value-type="float">
            <text:p>5.49E-13</text:p>
          </table:table-cell>
          <table:table-cell office:value-type="float" office:value="0.00000000000054922086" calcext:value-type="float">
            <text:p>5.49E-13</text:p>
          </table:table-cell>
          <table:table-cell office:value-type="float" office:value="0.00000000000054955942" calcext:value-type="float">
            <text:p>5.50E-13</text:p>
          </table:table-cell>
          <table:table-cell office:value-type="float" office:value="0.00000000000054969485" calcext:value-type="float">
            <text:p>5.50E-13</text:p>
          </table:table-cell>
          <table:table-cell office:value-type="float" office:value="0.00000000000054976845" calcext:value-type="float">
            <text:p>5.50E-13</text:p>
          </table:table-cell>
          <table:table-cell office:value-type="float" office:value="0.00000000000054999219" calcext:value-type="float">
            <text:p>5.50E-13</text:p>
          </table:table-cell>
          <table:table-cell office:value-type="float" office:value="0.00000000000055036608" calcext:value-type="float">
            <text:p>5.50E-13</text:p>
          </table:table-cell>
          <table:table-cell office:value-type="float" office:value="0.00000000000055061043" calcext:value-type="float">
            <text:p>5.51E-13</text:p>
          </table:table-cell>
          <table:table-cell office:value-type="float" office:value="0.00000000000055079885" calcext:value-type="float">
            <text:p>5.51E-13</text:p>
          </table:table-cell>
          <table:table-cell office:value-type="float" office:value="0.00000000000055086067" calcext:value-type="float">
            <text:p>5.51E-13</text:p>
          </table:table-cell>
          <table:table-cell office:value-type="float" office:value="0.00000000000055092838" calcext:value-type="float">
            <text:p>5.51E-13</text:p>
          </table:table-cell>
          <table:table-cell office:value-type="float" office:value="0.00000000000055114624" calcext:value-type="float">
            <text:p>5.51E-13</text:p>
          </table:table-cell>
          <table:table-cell office:value-type="float" office:value="0.00000000000055119923" calcext:value-type="float">
            <text:p>5.51E-13</text:p>
          </table:table-cell>
          <table:table-cell office:value-type="float" office:value="0.00000000000055136998" calcext:value-type="float">
            <text:p>5.51E-13</text:p>
          </table:table-cell>
          <table:table-cell office:value-type="float" office:value="0.00000000000055149952" calcext:value-type="float">
            <text:p>5.51E-13</text:p>
          </table:table-cell>
          <table:table-cell office:value-type="float" office:value="0.00000000000055154662" calcext:value-type="float">
            <text:p>5.52E-13</text:p>
          </table:table-cell>
          <table:table-cell office:value-type="float" office:value="0.00000000000055158784" calcext:value-type="float">
            <text:p>5.52E-13</text:p>
          </table:table-cell>
          <table:table-cell office:value-type="float" office:value="0.00000000000055160845" calcext:value-type="float">
            <text:p>5.52E-13</text:p>
          </table:table-cell>
          <table:table-cell office:value-type="float" office:value="0.00000000000055164083" calcext:value-type="float">
            <text:p>5.52E-13</text:p>
          </table:table-cell>
          <table:table-cell office:value-type="float" office:value="0.00000000000055167616" calcext:value-type="float">
            <text:p>5.52E-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0000000005294412" calcext:value-type="float">
            <text:p>5.29E-13</text:p>
          </table:table-cell>
          <table:table-cell office:value-type="float" office:value="0.00000000000049161312" calcext:value-type="float">
            <text:p>4.92E-13</text:p>
          </table:table-cell>
          <table:table-cell office:value-type="float" office:value="0.00000000000074116198" calcext:value-type="float">
            <text:p>7.41E-13</text:p>
          </table:table-cell>
          <table:table-cell office:value-type="float" office:value="0.00000000000061030822" calcext:value-type="float">
            <text:p>6.10E-13</text:p>
          </table:table-cell>
          <table:table-cell office:value-type="float" office:value="0.00000000000061111339" calcext:value-type="float">
            <text:p>6.11E-13</text:p>
          </table:table-cell>
          <table:table-cell office:value-type="float" office:value="0.00000000000060968534" calcext:value-type="float">
            <text:p>6.10E-13</text:p>
          </table:table-cell>
          <table:table-cell office:value-type="float" office:value="0.0000000000006897168" calcext:value-type="float">
            <text:p>6.90E-13</text:p>
          </table:table-cell>
          <table:table-cell office:value-type="float" office:value="0.00000000000068842042" calcext:value-type="float">
            <text:p>6.88E-13</text:p>
          </table:table-cell>
          <table:table-cell office:value-type="float" office:value="0.00000000000066552607" calcext:value-type="float">
            <text:p>6.66E-13</text:p>
          </table:table-cell>
          <table:table-cell office:value-type="float" office:value="0.00000000000068242464" calcext:value-type="float">
            <text:p>6.82E-13</text:p>
          </table:table-cell>
          <table:table-cell office:value-type="float" office:value="0.00000000000073584984" calcext:value-type="float">
            <text:p>7.36E-13</text:p>
          </table:table-cell>
          <table:table-cell office:value-type="float" office:value="0.00000000000074685898" calcext:value-type="float">
            <text:p>7.47E-13</text:p>
          </table:table-cell>
          <table:table-cell office:value-type="float" office:value="0.00000000000076673011" calcext:value-type="float">
            <text:p>7.67E-13</text:p>
          </table:table-cell>
          <table:table-cell office:value-type="float" office:value="0.00000000000077944075" calcext:value-type="float">
            <text:p>7.79E-13</text:p>
          </table:table-cell>
          <table:table-cell office:value-type="float" office:value="0.0000000000008082144" calcext:value-type="float">
            <text:p>8.08E-13</text:p>
          </table:table-cell>
          <table:table-cell office:value-type="float" office:value="0.00000000000085481333" calcext:value-type="float">
            <text:p>8.55E-13</text:p>
          </table:table-cell>
          <table:table-cell office:value-type="float" office:value="0.00000000000089784214" calcext:value-type="float">
            <text:p>8.98E-13</text:p>
          </table:table-cell>
          <table:table-cell office:value-type="float" office:value="0.00000000000094233444" calcext:value-type="float">
            <text:p>9.42E-13</text:p>
          </table:table-cell>
          <table:table-cell office:value-type="float" office:value="0.00000000000094767696" calcext:value-type="float">
            <text:p>9.48E-13</text:p>
          </table:table-cell>
          <table:table-cell office:value-type="float" office:value="0.00000000000095714664" calcext:value-type="float">
            <text:p>9.57E-13</text:p>
          </table:table-cell>
          <table:table-cell office:value-type="float" office:value="0.00000000000095749099" calcext:value-type="float">
            <text:p>9.57E-13</text:p>
          </table:table-cell>
          <table:table-cell office:value-type="float" office:value="0.00000000000095984069" calcext:value-type="float">
            <text:p>9.60E-13</text:p>
          </table:table-cell>
          <table:table-cell office:value-type="float" office:value="0.00000000000096102566" calcext:value-type="float">
            <text:p>9.61E-13</text:p>
          </table:table-cell>
          <table:table-cell office:value-type="float" office:value="0.00000000000096180046" calcext:value-type="float">
            <text:p>9.62E-13</text:p>
          </table:table-cell>
          <table:table-cell office:value-type="float" office:value="0.00000000000096328927" calcext:value-type="float">
            <text:p>9.63E-13</text:p>
          </table:table-cell>
          <table:table-cell office:value-type="float" office:value="0.00000000000096470213" calcext:value-type="float">
            <text:p>9.65E-13</text:p>
          </table:table-cell>
          <table:table-cell office:value-type="float" office:value="0.00000000000096569467" calcext:value-type="float">
            <text:p>9.66E-13</text:p>
          </table:table-cell>
          <table:table-cell office:value-type="float" office:value="0.00000000000096597826" calcext:value-type="float">
            <text:p>9.66E-13</text:p>
          </table:table-cell>
          <table:table-cell office:value-type="float" office:value="0.00000000000096682901" calcext:value-type="float">
            <text:p>9.67E-13</text:p>
          </table:table-cell>
          <table:table-cell office:value-type="float" office:value="0.00000000000096717842" calcext:value-type="float">
            <text:p>9.67E-13</text:p>
          </table:table-cell>
          <table:table-cell office:value-type="float" office:value="0.00000000000096739111" calcext:value-type="float">
            <text:p>9.67E-13</text:p>
          </table:table-cell>
          <table:table-cell office:value-type="float" office:value="0.00000000000096795828" calcext:value-type="float">
            <text:p>9.68E-13</text:p>
          </table:table-cell>
          <table:table-cell office:value-type="float" office:value="0.00000000000096895082" calcext:value-type="float">
            <text:p>9.69E-13</text:p>
          </table:table-cell>
          <table:table-cell office:value-type="float" office:value="0.00000000000096951293" calcext:value-type="float">
            <text:p>9.70E-13</text:p>
          </table:table-cell>
          <table:table-cell office:value-type="float" office:value="0.0000000000009700092" calcext:value-type="float">
            <text:p>9.70E-13</text:p>
          </table:table-cell>
          <table:table-cell office:value-type="float" office:value="0.00000000000097022189" calcext:value-type="float">
            <text:p>9.70E-13</text:p>
          </table:table-cell>
          <table:table-cell office:value-type="float" office:value="0.00000000000097036368" calcext:value-type="float">
            <text:p>9.70E-13</text:p>
          </table:table-cell>
          <table:table-cell office:value-type="float" office:value="0.00000000000097093085" calcext:value-type="float">
            <text:p>9.71E-13</text:p>
          </table:table-cell>
          <table:table-cell office:value-type="float" office:value="0.00000000000097107264" calcext:value-type="float">
            <text:p>9.71E-13</text:p>
          </table:table-cell>
          <table:table-cell office:value-type="float" office:value="0.00000000000097156891" calcext:value-type="float">
            <text:p>9.72E-13</text:p>
          </table:table-cell>
          <table:table-cell office:value-type="float" office:value="0.0000000000009718525" calcext:value-type="float">
            <text:p>9.72E-13</text:p>
          </table:table-cell>
          <table:table-cell office:value-type="float" office:value="0.00000000000097199429" calcext:value-type="float">
            <text:p>9.72E-13</text:p>
          </table:table-cell>
          <table:table-cell office:value-type="float" office:value="0.00000000000097213102" calcext:value-type="float">
            <text:p>9.72E-13</text:p>
          </table:table-cell>
          <table:table-cell office:value-type="float" office:value="0.00000000000097220191" calcext:value-type="float">
            <text:p>9.72E-13</text:p>
          </table:table-cell>
          <table:table-cell office:value-type="float" office:value="0.00000000000097227281" calcext:value-type="float">
            <text:p>9.72E-13</text:p>
          </table:table-cell>
          <table:table-cell office:value-type="float" office:value="0.0000000000009723437" calcext:value-type="float">
            <text:p>9.72E-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00000000068291815" calcext:value-type="float">
            <text:p>6.83E-13</text:p>
          </table:table-cell>
          <table:table-cell office:value-type="float" office:value="0.00000000000063844879" calcext:value-type="float">
            <text:p>6.38E-13</text:p>
          </table:table-cell>
          <table:table-cell office:value-type="float" office:value="0.0000000000009512517" calcext:value-type="float">
            <text:p>9.51E-13</text:p>
          </table:table-cell>
          <table:table-cell office:value-type="float" office:value="0.00000000000078552634" calcext:value-type="float">
            <text:p>7.86E-13</text:p>
          </table:table-cell>
          <table:table-cell office:value-type="float" office:value="0.00000000000078573942" calcext:value-type="float">
            <text:p>7.86E-13</text:p>
          </table:table-cell>
          <table:table-cell office:value-type="float" office:value="0.00000000000078229138" calcext:value-type="float">
            <text:p>7.82E-13</text:p>
          </table:table-cell>
          <table:table-cell office:value-type="float" office:value="0.00000000000088437655" calcext:value-type="float">
            <text:p>8.84E-13</text:p>
          </table:table-cell>
          <table:table-cell office:value-type="float" office:value="0.00000000000088259442" calcext:value-type="float">
            <text:p>8.83E-13</text:p>
          </table:table-cell>
          <table:table-cell office:value-type="float" office:value="0.00000000000085302781" calcext:value-type="float">
            <text:p>8.53E-13</text:p>
          </table:table-cell>
          <table:table-cell office:value-type="float" office:value="0.00000000000087454899" calcext:value-type="float">
            <text:p>8.75E-13</text:p>
          </table:table-cell>
          <table:table-cell office:value-type="float" office:value="0.00000000000094322565" calcext:value-type="float">
            <text:p>9.43E-13</text:p>
          </table:table-cell>
          <table:table-cell office:value-type="float" office:value="0.00000000000095737293" calcext:value-type="float">
            <text:p>9.57E-13</text:p>
          </table:table-cell>
          <table:table-cell office:value-type="float" office:value="0.00000000000098309762" calcext:value-type="float">
            <text:p>9.83E-13</text:p>
          </table:table-cell>
          <table:table-cell office:value-type="float" office:value="0.00000000000099934343" calcext:value-type="float">
            <text:p>9.99E-13</text:p>
          </table:table-cell>
          <table:table-cell office:value-type="float" office:value="0.00000000000103678758" calcext:value-type="float">
            <text:p>1.04E-12</text:p>
          </table:table-cell>
          <table:table-cell office:value-type="float" office:value="0.00000000000109754795" calcext:value-type="float">
            <text:p>1.10E-12</text:p>
          </table:table-cell>
          <table:table-cell office:value-type="float" office:value="0.00000000000115359471" calcext:value-type="float">
            <text:p>1.15E-12</text:p>
          </table:table-cell>
          <table:table-cell office:value-type="float" office:value="0.00000000000121176582" calcext:value-type="float">
            <text:p>1.21E-12</text:p>
          </table:table-cell>
          <table:table-cell office:value-type="float" office:value="0.00000000000121864898" calcext:value-type="float">
            <text:p>1.22E-12</text:p>
          </table:table-cell>
          <table:table-cell office:value-type="float" office:value="0.00000000000123115619" calcext:value-type="float">
            <text:p>1.23E-12</text:p>
          </table:table-cell>
          <table:table-cell office:value-type="float" office:value="0.0000000000012315307" calcext:value-type="float">
            <text:p>1.23E-12</text:p>
          </table:table-cell>
          <table:table-cell office:value-type="float" office:value="0.00000000000123490771" calcext:value-type="float">
            <text:p>1.23E-12</text:p>
          </table:table-cell>
          <table:table-cell office:value-type="float" office:value="0.00000000000123667047" calcext:value-type="float">
            <text:p>1.24E-12</text:p>
          </table:table-cell>
          <table:table-cell office:value-type="float" office:value="0.00000000000123777462" calcext:value-type="float">
            <text:p>1.24E-12</text:p>
          </table:table-cell>
          <table:table-cell office:value-type="float" office:value="0.00000000000123996354" calcext:value-type="float">
            <text:p>1.24E-12</text:p>
          </table:table-cell>
          <table:table-cell office:value-type="float" office:value="0.00000000000124205561" calcext:value-type="float">
            <text:p>1.24E-12</text:p>
          </table:table-cell>
          <table:table-cell office:value-type="float" office:value="0.00000000000124354717" calcext:value-type="float">
            <text:p>1.24E-12</text:p>
          </table:table-cell>
          <table:table-cell office:value-type="float" office:value="0.00000000000124401853" calcext:value-type="float">
            <text:p>1.24E-12</text:p>
          </table:table-cell>
          <table:table-cell office:value-type="float" office:value="0.00000000000124529056" calcext:value-type="float">
            <text:p>1.25E-12</text:p>
          </table:table-cell>
          <table:table-cell office:value-type="float" office:value="0.00000000000124585878" calcext:value-type="float">
            <text:p>1.25E-12</text:p>
          </table:table-cell>
          <table:table-cell office:value-type="float" office:value="0.00000000000124614289" calcext:value-type="float">
            <text:p>1.25E-12</text:p>
          </table:table-cell>
          <table:table-cell office:value-type="float" office:value="0.00000000000124703395" calcext:value-type="float">
            <text:p>1.25E-12</text:p>
          </table:table-cell>
          <table:table-cell office:value-type="float" office:value="0.00000000000124842867" calcext:value-type="float">
            <text:p>1.25E-12</text:p>
          </table:table-cell>
          <table:table-cell office:value-type="float" office:value="0.00000000000124937784" calcext:value-type="float">
            <text:p>1.25E-12</text:p>
          </table:table-cell>
          <table:table-cell office:value-type="float" office:value="0.00000000000125013977" calcext:value-type="float">
            <text:p>1.25E-12</text:p>
          </table:table-cell>
          <table:table-cell office:value-type="float" office:value="0.00000000000125039159" calcext:value-type="float">
            <text:p>1.25E-12</text:p>
          </table:table-cell>
          <table:table-cell office:value-type="float" office:value="0.00000000000125064987" calcext:value-type="float">
            <text:p>1.25E-12</text:p>
          </table:table-cell>
          <table:table-cell office:value-type="float" office:value="0.00000000000125153448" calcext:value-type="float">
            <text:p>1.25E-12</text:p>
          </table:table-cell>
          <table:table-cell office:value-type="float" office:value="0.00000000000125175402" calcext:value-type="float">
            <text:p>1.25E-12</text:p>
          </table:table-cell>
          <table:table-cell office:value-type="float" office:value="0.00000000000125241909" calcext:value-type="float">
            <text:p>1.25E-12</text:p>
          </table:table-cell>
          <table:table-cell office:value-type="float" office:value="0.00000000000125296148" calcext:value-type="float">
            <text:p>1.25E-12</text:p>
          </table:table-cell>
          <table:table-cell office:value-type="float" office:value="0.00000000000125314873" calcext:value-type="float">
            <text:p>1.25E-12</text:p>
          </table:table-cell>
          <table:table-cell office:value-type="float" office:value="0.00000000000125334244" calcext:value-type="float">
            <text:p>1.25E-12</text:p>
          </table:table-cell>
          <table:table-cell office:value-type="float" office:value="0.00000000000125346513" calcext:value-type="float">
            <text:p>1.25E-12</text:p>
          </table:table-cell>
          <table:table-cell office:value-type="float" office:value="0.00000000000125362655" calcext:value-type="float">
            <text:p>1.25E-12</text:p>
          </table:table-cell>
          <table:table-cell office:value-type="float" office:value="0.00000000000125375569" calcext:value-type="float">
            <text:p>1.25E-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00000000086609411" calcext:value-type="float">
            <text:p>8.66E-13</text:p>
          </table:table-cell>
          <table:table-cell office:value-type="float" office:value="0.00000000000081527654" calcext:value-type="float">
            <text:p>8.15E-13</text:p>
          </table:table-cell>
          <table:table-cell office:value-type="float" office:value="0.00000000000120075452" calcext:value-type="float">
            <text:p>1.20E-12</text:p>
          </table:table-cell>
          <table:table-cell office:value-type="float" office:value="0.00000000000099440585" calcext:value-type="float">
            <text:p>9.94E-13</text:p>
          </table:table-cell>
          <table:table-cell office:value-type="float" office:value="0.00000000000099373347" calcext:value-type="float">
            <text:p>9.94E-13</text:p>
          </table:table-cell>
          <table:table-cell office:value-type="float" office:value="0.00000000000098732558" calcext:value-type="float">
            <text:p>9.87E-13</text:p>
          </table:table-cell>
          <table:table-cell office:value-type="float" office:value="0.00000000000111535378" calcext:value-type="float">
            <text:p>1.12E-12</text:p>
          </table:table-cell>
          <table:table-cell office:value-type="float" office:value="0.00000000000111298829" calcext:value-type="float">
            <text:p>1.11E-12</text:p>
          </table:table-cell>
          <table:table-cell office:value-type="float" office:value="0.00000000000107561028" calcext:value-type="float">
            <text:p>1.08E-12</text:p>
          </table:table-cell>
          <table:table-cell office:value-type="float" office:value="0.00000000000110242459" calcext:value-type="float">
            <text:p>1.10E-12</text:p>
          </table:table-cell>
          <table:table-cell office:value-type="float" office:value="0.0000000000011892187" calcext:value-type="float">
            <text:p>1.19E-12</text:p>
          </table:table-cell>
          <table:table-cell office:value-type="float" office:value="0.0000000000012070814" calcext:value-type="float">
            <text:p>1.21E-12</text:p>
          </table:table-cell>
          <table:table-cell office:value-type="float" office:value="0.00000000000123976084" calcext:value-type="float">
            <text:p>1.24E-12</text:p>
          </table:table-cell>
          <table:table-cell office:value-type="float" office:value="0.00000000000126015106" calcext:value-type="float">
            <text:p>1.26E-12</text:p>
          </table:table-cell>
          <table:table-cell office:value-type="float" office:value="0.00000000000130809277" calcext:value-type="float">
            <text:p>1.31E-12</text:p>
          </table:table-cell>
          <table:table-cell office:value-type="float" office:value="0.00000000000138578946" calcext:value-type="float">
            <text:p>1.39E-12</text:p>
          </table:table-cell>
          <table:table-cell office:value-type="float" office:value="0.00000000000145745901" calcext:value-type="float">
            <text:p>1.46E-12</text:p>
          </table:table-cell>
          <table:table-cell office:value-type="float" office:value="0.00000000000153198011" calcext:value-type="float">
            <text:p>1.53E-12</text:p>
          </table:table-cell>
          <table:table-cell office:value-type="float" office:value="0.00000000000154069679" calcext:value-type="float">
            <text:p>1.54E-12</text:p>
          </table:table-cell>
          <table:table-cell office:value-type="float" office:value="0.00000000000155683398" calcext:value-type="float">
            <text:p>1.56E-12</text:p>
          </table:table-cell>
          <table:table-cell office:value-type="float" office:value="0.00000000000155728763" calcext:value-type="float">
            <text:p>1.56E-12</text:p>
          </table:table-cell>
          <table:table-cell office:value-type="float" office:value="0.00000000000156206722" calcext:value-type="float">
            <text:p>1.56E-12</text:p>
          </table:table-cell>
          <table:table-cell office:value-type="float" office:value="0.00000000000156444082" calcext:value-type="float">
            <text:p>1.56E-12</text:p>
          </table:table-cell>
          <table:table-cell office:value-type="float" office:value="0.00000000000156604482" calcext:value-type="float">
            <text:p>1.57E-12</text:p>
          </table:table-cell>
          <table:table-cell office:value-type="float" office:value="0.000000000001569188" calcext:value-type="float">
            <text:p>1.57E-12</text:p>
          </table:table-cell>
          <table:table-cell office:value-type="float" office:value="0.00000000000157220968" calcext:value-type="float">
            <text:p>1.57E-12</text:p>
          </table:table-cell>
          <table:table-cell office:value-type="float" office:value="0.00000000000157437264" calcext:value-type="float">
            <text:p>1.57E-12</text:p>
          </table:table-cell>
          <table:table-cell office:value-type="float" office:value="0.00000000000157504503" calcext:value-type="float">
            <text:p>1.58E-12</text:p>
          </table:table-cell>
          <table:table-cell office:value-type="float" office:value="0.00000000000157693256" calcext:value-type="float">
            <text:p>1.58E-12</text:p>
          </table:table-cell>
          <table:table-cell office:value-type="float" office:value="0.00000000000157774266" calcext:value-type="float">
            <text:p>1.58E-12</text:p>
          </table:table-cell>
          <table:table-cell office:value-type="float" office:value="0.00000000000157818011" calcext:value-type="float">
            <text:p>1.58E-12</text:p>
          </table:table-cell>
          <table:table-cell office:value-type="float" office:value="0.00000000000157946007" calcext:value-type="float">
            <text:p>1.58E-12</text:p>
          </table:table-cell>
          <table:table-cell office:value-type="float" office:value="0.00000000000158150962" calcext:value-type="float">
            <text:p>1.58E-12</text:p>
          </table:table-cell>
          <table:table-cell office:value-type="float" office:value="0.0000000000015829111" calcext:value-type="float">
            <text:p>1.58E-12</text:p>
          </table:table-cell>
          <table:table-cell office:value-type="float" office:value="0.00000000000158403714" calcext:value-type="float">
            <text:p>1.58E-12</text:p>
          </table:table-cell>
          <table:table-cell office:value-type="float" office:value="0.00000000000158439358" calcext:value-type="float">
            <text:p>1.58E-12</text:p>
          </table:table-cell>
          <table:table-cell office:value-type="float" office:value="0.00000000000158480673" calcext:value-type="float">
            <text:p>1.58E-12</text:p>
          </table:table-cell>
          <table:table-cell office:value-type="float" office:value="0.00000000000158608669" calcext:value-type="float">
            <text:p>1.59E-12</text:p>
          </table:table-cell>
          <table:table-cell office:value-type="float" office:value="0.00000000000158644313" calcext:value-type="float">
            <text:p>1.59E-12</text:p>
          </table:table-cell>
          <table:table-cell office:value-type="float" office:value="0.00000000000158743146" calcext:value-type="float">
            <text:p>1.59E-12</text:p>
          </table:table-cell>
          <table:table-cell office:value-type="float" office:value="0.00000000000158823345" calcext:value-type="float">
            <text:p>1.59E-12</text:p>
          </table:table-cell>
          <table:table-cell office:value-type="float" office:value="0.00000000000158854129" calcext:value-type="float">
            <text:p>1.59E-12</text:p>
          </table:table-cell>
          <table:table-cell office:value-type="float" office:value="0.00000000000158883293" calcext:value-type="float">
            <text:p>1.59E-12</text:p>
          </table:table-cell>
          <table:table-cell office:value-type="float" office:value="0.00000000000158898685" calcext:value-type="float">
            <text:p>1.59E-12</text:p>
          </table:table-cell>
          <table:table-cell office:value-type="float" office:value="0.00000000000158924608" calcext:value-type="float">
            <text:p>1.59E-12</text:p>
          </table:table-cell>
          <table:table-cell office:value-type="float" office:value="0.0000000000015894486" calcext:value-type="float">
            <text:p>1.59E-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00000000108224016" calcext:value-type="float">
            <text:p>1.08E-12</text:p>
          </table:table-cell>
          <table:table-cell office:value-type="float" office:value="0.00000000000102570732" calcext:value-type="float">
            <text:p>1.03E-12</text:p>
          </table:table-cell>
          <table:table-cell office:value-type="float" office:value="0.0000000000014936313" calcext:value-type="float">
            <text:p>1.49E-12</text:p>
          </table:table-cell>
          <table:table-cell office:value-type="float" office:value="0.00000000000124066638" calcext:value-type="float">
            <text:p>1.24E-12</text:p>
          </table:table-cell>
          <table:table-cell office:value-type="float" office:value="0.00000000000123866238" calcext:value-type="float">
            <text:p>1.24E-12</text:p>
          </table:table-cell>
          <table:table-cell office:value-type="float" office:value="0.00000000000122843196" calcext:value-type="float">
            <text:p>1.23E-12</text:p>
          </table:table-cell>
          <table:table-cell office:value-type="float" office:value="0.00000000000138633714" calcext:value-type="float">
            <text:p>1.39E-12</text:p>
          </table:table-cell>
          <table:table-cell office:value-type="float" office:value="0.00000000000138333114" calcext:value-type="float">
            <text:p>1.38E-12</text:p>
          </table:table-cell>
          <table:table-cell office:value-type="float" office:value="0.00000000000133679826" calcext:value-type="float">
            <text:p>1.34E-12</text:p>
          </table:table-cell>
          <table:table-cell office:value-type="float" office:value="0.00000000000136990434" calcext:value-type="float">
            <text:p>1.37E-12</text:p>
          </table:table-cell>
          <table:table-cell office:value-type="float" office:value="0.0000000000014777997" calcext:value-type="float">
            <text:p>1.48E-12</text:p>
          </table:table-cell>
          <table:table-cell office:value-type="float" office:value="0.000000000001499994" calcext:value-type="float">
            <text:p>1.50E-12</text:p>
          </table:table-cell>
          <table:table-cell office:value-type="float" office:value="0.0000000000015409758" calcext:value-type="float">
            <text:p>1.54E-12</text:p>
          </table:table-cell>
          <table:table-cell office:value-type="float" office:value="0.00000000000156603582" calcext:value-type="float">
            <text:p>1.57E-12</text:p>
          </table:table-cell>
          <table:table-cell office:value-type="float" office:value="0.00000000000162643638" calcext:value-type="float">
            <text:p>1.63E-12</text:p>
          </table:table-cell>
          <table:table-cell office:value-type="float" office:value="0.00000000000172413138" calcext:value-type="float">
            <text:p>1.72E-12</text:p>
          </table:table-cell>
          <table:table-cell office:value-type="float" office:value="0.00000000000181419114" calcext:value-type="float">
            <text:p>1.81E-12</text:p>
          </table:table-cell>
          <table:table-cell office:value-type="float" office:value="0.00000000000190831902" calcext:value-type="float">
            <text:p>1.91E-12</text:p>
          </table:table-cell>
          <table:table-cell office:value-type="float" office:value="0.00000000000191907048" calcext:value-type="float">
            <text:p>1.92E-12</text:p>
          </table:table-cell>
          <table:table-cell office:value-type="float" office:value="0.00000000000193961148" calcext:value-type="float">
            <text:p>1.94E-12</text:p>
          </table:table-cell>
          <table:table-cell office:value-type="float" office:value="0.00000000000193999224" calcext:value-type="float">
            <text:p>1.94E-12</text:p>
          </table:table-cell>
          <table:table-cell office:value-type="float" office:value="0.00000000000194659542" calcext:value-type="float">
            <text:p>1.95E-12</text:p>
          </table:table-cell>
          <table:table-cell office:value-type="float" office:value="0.00000000000194987196" calcext:value-type="float">
            <text:p>1.95E-12</text:p>
          </table:table-cell>
          <table:table-cell office:value-type="float" office:value="0.0000000000019521465" calcext:value-type="float">
            <text:p>1.95E-12</text:p>
          </table:table-cell>
          <table:table-cell office:value-type="float" office:value="0.00000000000195658536" calcext:value-type="float">
            <text:p>1.96E-12</text:p>
          </table:table-cell>
          <table:table-cell office:value-type="float" office:value="0.0000000000019608138" calcext:value-type="float">
            <text:p>1.96E-12</text:p>
          </table:table-cell>
          <table:table-cell office:value-type="float" office:value="0.00000000000196384986" calcext:value-type="float">
            <text:p>1.96E-12</text:p>
          </table:table-cell>
          <table:table-cell office:value-type="float" office:value="0.0000000000019648218" calcext:value-type="float">
            <text:p>1.96E-12</text:p>
          </table:table-cell>
          <table:table-cell office:value-type="float" office:value="0.0000000000019675272" calcext:value-type="float">
            <text:p>1.97E-12</text:p>
          </table:table-cell>
          <table:table-cell office:value-type="float" office:value="0.00000000000196860936" calcext:value-type="float">
            <text:p>1.97E-12</text:p>
          </table:table-cell>
          <table:table-cell office:value-type="float" office:value="0.00000000000196926066" calcext:value-type="float">
            <text:p>1.97E-12</text:p>
          </table:table-cell>
          <table:table-cell office:value-type="float" office:value="0.00000000000197110434" calcext:value-type="float">
            <text:p>1.97E-12</text:p>
          </table:table-cell>
          <table:table-cell office:value-type="float" office:value="0.00000000000197403018" calcext:value-type="float">
            <text:p>1.97E-12</text:p>
          </table:table-cell>
          <table:table-cell office:value-type="float" office:value="0.00000000000197597406" calcext:value-type="float">
            <text:p>1.98E-12</text:p>
          </table:table-cell>
          <table:table-cell office:value-type="float" office:value="0.00000000000197770752" calcext:value-type="float">
            <text:p>1.98E-12</text:p>
          </table:table-cell>
          <table:table-cell office:value-type="float" office:value="0.0000000000019781484" calcext:value-type="float">
            <text:p>1.98E-12</text:p>
          </table:table-cell>
          <table:table-cell office:value-type="float" office:value="0.00000000000197878968" calcext:value-type="float">
            <text:p>1.98E-12</text:p>
          </table:table-cell>
          <table:table-cell office:value-type="float" office:value="0.00000000000198063336" calcext:value-type="float">
            <text:p>1.98E-12</text:p>
          </table:table-cell>
          <table:table-cell office:value-type="float" office:value="0.00000000000198117444" calcext:value-type="float">
            <text:p>1.98E-12</text:p>
          </table:table-cell>
          <table:table-cell office:value-type="float" office:value="0.00000000000198258726" calcext:value-type="float">
            <text:p>1.98E-12</text:p>
          </table:table-cell>
          <table:table-cell office:value-type="float" office:value="0.00000000000198377964" calcext:value-type="float">
            <text:p>1.98E-12</text:p>
          </table:table-cell>
          <table:table-cell office:value-type="float" office:value="0.0000000000019842105" calcext:value-type="float">
            <text:p>1.98E-12</text:p>
          </table:table-cell>
          <table:table-cell office:value-type="float" office:value="0.00000000000198464136" calcext:value-type="float">
            <text:p>1.98E-12</text:p>
          </table:table-cell>
          <table:table-cell office:value-type="float" office:value="0.0000000000019848618" calcext:value-type="float">
            <text:p>1.98E-12</text:p>
          </table:table-cell>
          <table:table-cell office:value-type="float" office:value="0.00000000000198518244" calcext:value-type="float">
            <text:p>1.99E-12</text:p>
          </table:table-cell>
          <table:table-cell office:value-type="float" office:value="0.0000000000019855131" calcext:value-type="float">
            <text:p>1.99E-1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00000000133359589" calcext:value-type="float">
            <text:p>1.33E-12</text:p>
          </table:table-cell>
          <table:table-cell office:value-type="float" office:value="0.00000000000127258042" calcext:value-type="float">
            <text:p>1.27E-12</text:p>
          </table:table-cell>
          <table:table-cell office:value-type="float" office:value="0.00000000000183260435" calcext:value-type="float">
            <text:p>1.83E-12</text:p>
          </table:table-cell>
          <table:table-cell office:value-type="float" office:value="0.00000000000152686658" calcext:value-type="float">
            <text:p>1.53E-12</text:p>
          </table:table-cell>
          <table:table-cell office:value-type="float" office:value="0.00000000000152302636" calcext:value-type="float">
            <text:p>1.52E-12</text:p>
          </table:table-cell>
          <table:table-cell office:value-type="float" office:value="0.00000000000150776332" calcext:value-type="float">
            <text:p>1.51E-12</text:p>
          </table:table-cell>
          <table:table-cell office:value-type="float" office:value="0.00000000000169997" calcext:value-type="float">
            <text:p>1.70E-12</text:p>
          </table:table-cell>
          <table:table-cell office:value-type="float" office:value="0.0000000000016960564" calcext:value-type="float">
            <text:p>1.70E-12</text:p>
          </table:table-cell>
          <table:table-cell office:value-type="float" office:value="0.00000000000163907683" calcext:value-type="float">
            <text:p>1.64E-12</text:p>
          </table:table-cell>
          <table:table-cell office:value-type="float" office:value="0.00000000000167928907" calcext:value-type="float">
            <text:p>1.68E-12</text:p>
          </table:table-cell>
          <table:table-cell office:value-type="float" office:value="0.00000000000181166659" calcext:value-type="float">
            <text:p>1.81E-12</text:p>
          </table:table-cell>
          <table:table-cell office:value-type="float" office:value="0.00000000000183867043" calcext:value-type="float">
            <text:p>1.84E-12</text:p>
          </table:table-cell>
          <table:table-cell office:value-type="float" office:value="0.00000000000188946162" calcext:value-type="float">
            <text:p>1.89E-12</text:p>
          </table:table-cell>
          <table:table-cell office:value-type="float" office:value="0.00000000000191981648" calcext:value-type="float">
            <text:p>1.92E-12</text:p>
          </table:table-cell>
          <table:table-cell office:value-type="float" office:value="0.00000000000199462739" calcext:value-type="float">
            <text:p>1.99E-12</text:p>
          </table:table-cell>
          <table:table-cell office:value-type="float" office:value="0.00000000000211586338" calcext:value-type="float">
            <text:p>2.12E-12</text:p>
          </table:table-cell>
          <table:table-cell office:value-type="float" office:value="0.00000000000222725422" calcext:value-type="float">
            <text:p>2.23E-12</text:p>
          </table:table-cell>
          <table:table-cell office:value-type="float" office:value="0.00000000000234398957" calcext:value-type="float">
            <text:p>2.34E-12</text:p>
          </table:table-cell>
          <table:table-cell office:value-type="float" office:value="0.00000000000235736919" calcext:value-type="float">
            <text:p>2.36E-12</text:p>
          </table:table-cell>
          <table:table-cell office:value-type="float" office:value="0.00000000000238280759" calcext:value-type="float">
            <text:p>2.38E-12</text:p>
          </table:table-cell>
          <table:table-cell office:value-type="float" office:value="0.00000000000238333348" calcext:value-type="float">
            <text:p>2.38E-12</text:p>
          </table:table-cell>
          <table:table-cell office:value-type="float" office:value="0.00000000000239189448" calcext:value-type="float">
            <text:p>2.39E-12</text:p>
          </table:table-cell>
          <table:table-cell office:value-type="float" office:value="0.00000000000239651742" calcext:value-type="float">
            <text:p>2.40E-12</text:p>
          </table:table-cell>
          <table:table-cell office:value-type="float" office:value="0.00000000000239962384" calcext:value-type="float">
            <text:p>2.40E-12</text:p>
          </table:table-cell>
          <table:table-cell office:value-type="float" office:value="0.00000000000240559208" calcext:value-type="float">
            <text:p>2.41E-12</text:p>
          </table:table-cell>
          <table:table-cell office:value-type="float" office:value="0.00000000000241131572" calcext:value-type="float">
            <text:p>2.41E-12</text:p>
          </table:table-cell>
          <table:table-cell office:value-type="float" office:value="0.00000000000241553507" calcext:value-type="float">
            <text:p>2.42E-12</text:p>
          </table:table-cell>
          <table:table-cell office:value-type="float" office:value="0.00000000000241688037" calcext:value-type="float">
            <text:p>2.42E-12</text:p>
          </table:table-cell>
          <table:table-cell office:value-type="float" office:value="0.00000000000242070836" calcext:value-type="float">
            <text:p>2.42E-12</text:p>
          </table:table-cell>
          <table:table-cell office:value-type="float" office:value="0.00000000000242229826" calcext:value-type="float">
            <text:p>2.42E-12</text:p>
          </table:table-cell>
          <table:table-cell office:value-type="float" office:value="0.0000000000024232522" calcext:value-type="float">
            <text:p>2.42E-12</text:p>
          </table:table-cell>
          <table:table-cell office:value-type="float" office:value="0.00000000000242579604" calcext:value-type="float">
            <text:p>2.43E-12</text:p>
          </table:table-cell>
          <table:table-cell office:value-type="float" office:value="0.00000000000242977079" calcext:value-type="float">
            <text:p>2.43E-12</text:p>
          </table:table-cell>
          <table:table-cell office:value-type="float" office:value="0.00000000000243255923" calcext:value-type="float">
            <text:p>2.43E-12</text:p>
          </table:table-cell>
          <table:table-cell office:value-type="float" office:value="0.0000000000024348707" calcext:value-type="float">
            <text:p>2.43E-12</text:p>
          </table:table-cell>
          <table:table-cell office:value-type="float" office:value="0.00000000000243558004" calcext:value-type="float">
            <text:p>2.44E-12</text:p>
          </table:table-cell>
          <table:table-cell office:value-type="float" office:value="0.0000000000024364606" calcext:value-type="float">
            <text:p>2.44E-12</text:p>
          </table:table-cell>
          <table:table-cell office:value-type="float" office:value="0.00000000000243907782" calcext:value-type="float">
            <text:p>2.44E-12</text:p>
          </table:table-cell>
          <table:table-cell office:value-type="float" office:value="0.00000000000243979939" calcext:value-type="float">
            <text:p>2.44E-12</text:p>
          </table:table-cell>
          <table:table-cell office:value-type="float" office:value="0.00000000000244179288" calcext:value-type="float">
            <text:p>2.44E-12</text:p>
          </table:table-cell>
          <table:table-cell office:value-type="float" office:value="0.00000000000244345616" calcext:value-type="float">
            <text:p>2.44E-12</text:p>
          </table:table-cell>
          <table:table-cell office:value-type="float" office:value="0.00000000000244417773" calcext:value-type="float">
            <text:p>2.44E-12</text:p>
          </table:table-cell>
          <table:table-cell office:value-type="float" office:value="0.00000000000244472808" calcext:value-type="float">
            <text:p>2.44E-12</text:p>
          </table:table-cell>
          <table:table-cell office:value-type="float" office:value="0.00000000000244513167" calcext:value-type="float">
            <text:p>2.45E-12</text:p>
          </table:table-cell>
          <table:table-cell office:value-type="float" office:value="0.00000000000244560864" calcext:value-type="float">
            <text:p>2.45E-12</text:p>
          </table:table-cell>
          <table:table-cell office:value-type="float" office:value="0.00000000000244608561" calcext:value-type="float">
            <text:p>2.45E-1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0000000016230605" calcext:value-type="float">
            <text:p>1.62E-12</text:p>
          </table:table-cell>
          <table:table-cell office:value-type="float" office:value="0.00000000000155914875" calcext:value-type="float">
            <text:p>1.56E-12</text:p>
          </table:table-cell>
          <table:table-cell office:value-type="float" office:value="0.0000000000022209665" calcext:value-type="float">
            <text:p>2.22E-12</text:p>
          </table:table-cell>
          <table:table-cell office:value-type="float" office:value="0.00000000000185630225" calcext:value-type="float">
            <text:p>1.86E-12</text:p>
          </table:table-cell>
          <table:table-cell office:value-type="float" office:value="0.000000000001850004" calcext:value-type="float">
            <text:p>1.85E-12</text:p>
          </table:table-cell>
          <table:table-cell office:value-type="float" office:value="0.00000000000182821825" calcext:value-type="float">
            <text:p>1.83E-12</text:p>
          </table:table-cell>
          <table:table-cell office:value-type="float" office:value="0.0000000000020593065" calcext:value-type="float">
            <text:p>2.06E-12</text:p>
          </table:table-cell>
          <table:table-cell office:value-type="float" office:value="0.0000000000020544095" calcext:value-type="float">
            <text:p>2.05E-12</text:p>
          </table:table-cell>
          <table:table-cell office:value-type="float" office:value="0.0000000000019856155" calcext:value-type="float">
            <text:p>1.99E-12</text:p>
          </table:table-cell>
          <table:table-cell office:value-type="float" office:value="0.0000000000020338775" calcext:value-type="float">
            <text:p>2.03E-12</text:p>
          </table:table-cell>
          <table:table-cell office:value-type="float" office:value="0.0000000000021941215" calcext:value-type="float">
            <text:p>2.19E-12</text:p>
          </table:table-cell>
          <table:table-cell office:value-type="float" office:value="0.00000000000222661575" calcext:value-type="float">
            <text:p>2.23E-12</text:p>
          </table:table-cell>
          <table:table-cell office:value-type="float" office:value="0.000000000002288551" calcext:value-type="float">
            <text:p>2.29E-12</text:p>
          </table:table-cell>
          <table:table-cell office:value-type="float" office:value="0.0000000000023249835" calcext:value-type="float">
            <text:p>2.32E-12</text:p>
          </table:table-cell>
          <table:table-cell office:value-type="float" office:value="0.000000000002416522" calcext:value-type="float">
            <text:p>2.42E-12</text:p>
          </table:table-cell>
          <table:table-cell office:value-type="float" office:value="0.00000000000256471525" calcext:value-type="float">
            <text:p>2.56E-12</text:p>
          </table:table-cell>
          <table:table-cell office:value-type="float" office:value="0.00000000000270068075" calcext:value-type="float">
            <text:p>2.70E-12</text:p>
          </table:table-cell>
          <table:table-cell office:value-type="float" office:value="0.000000000002843682" calcext:value-type="float">
            <text:p>2.84E-12</text:p>
          </table:table-cell>
          <table:table-cell office:value-type="float" office:value="0.00000000000285968575" calcext:value-type="float">
            <text:p>2.86E-12</text:p>
          </table:table-cell>
          <table:table-cell office:value-type="float" office:value="0.000000000002891" calcext:value-type="float">
            <text:p>2.89E-12</text:p>
          </table:table-cell>
          <table:table-cell office:value-type="float" office:value="0.00000000000289142775" calcext:value-type="float">
            <text:p>2.89E-12</text:p>
          </table:table-cell>
          <table:table-cell office:value-type="float" office:value="0.00000000000290272625" calcext:value-type="float">
            <text:p>2.90E-12</text:p>
          </table:table-cell>
          <table:table-cell office:value-type="float" office:value="0.0000000000029086705" calcext:value-type="float">
            <text:p>2.91E-12</text:p>
          </table:table-cell>
          <table:table-cell office:value-type="float" office:value="0.00000000000291287425" calcext:value-type="float">
            <text:p>2.91E-12</text:p>
          </table:table-cell>
          <table:table-cell office:value-type="float" office:value="0.0000000000029209425" calcext:value-type="float">
            <text:p>2.92E-12</text:p>
          </table:table-cell>
          <table:table-cell office:value-type="float" office:value="0.0000000000029286125" calcext:value-type="float">
            <text:p>2.93E-12</text:p>
          </table:table-cell>
          <table:table-cell office:value-type="float" office:value="0.0000000000029342765" calcext:value-type="float">
            <text:p>2.93E-12</text:p>
          </table:table-cell>
          <table:table-cell office:value-type="float" office:value="0.000000000002936135" calcext:value-type="float">
            <text:p>2.94E-12</text:p>
          </table:table-cell>
          <table:table-cell office:value-type="float" office:value="0.000000000002941268" calcext:value-type="float">
            <text:p>2.94E-12</text:p>
          </table:table-cell>
          <table:table-cell office:value-type="float" office:value="0.0000000000029435395" calcext:value-type="float">
            <text:p>2.94E-12</text:p>
          </table:table-cell>
          <table:table-cell office:value-type="float" office:value="0.000000000002944808" calcext:value-type="float">
            <text:p>2.94E-12</text:p>
          </table:table-cell>
          <table:table-cell office:value-type="float" office:value="0.00000000000294827425" calcext:value-type="float">
            <text:p>2.95E-12</text:p>
          </table:table-cell>
          <table:table-cell office:value-type="float" office:value="0.00000000000295367275" calcext:value-type="float">
            <text:p>2.95E-12</text:p>
          </table:table-cell>
          <table:table-cell office:value-type="float" office:value="0.00000000000295753725" calcext:value-type="float">
            <text:p>2.96E-12</text:p>
          </table:table-cell>
          <table:table-cell office:value-type="float" office:value="0.00000000000296066425" calcext:value-type="float">
            <text:p>2.96E-12</text:p>
          </table:table-cell>
          <table:table-cell office:value-type="float" office:value="0.00000000000296172625" calcext:value-type="float">
            <text:p>2.96E-12</text:p>
          </table:table-cell>
          <table:table-cell office:value-type="float" office:value="0.000000000002962862" calcext:value-type="float">
            <text:p>2.96E-12</text:p>
          </table:table-cell>
          <table:table-cell office:value-type="float" office:value="0.000000000002966461" calcext:value-type="float">
            <text:p>2.97E-12</text:p>
          </table:table-cell>
          <table:table-cell office:value-type="float" office:value="0.000000000002967464" calcext:value-type="float">
            <text:p>2.97E-12</text:p>
          </table:table-cell>
          <table:table-cell office:value-type="float" office:value="0.00000000000297019275" calcext:value-type="float">
            <text:p>2.97E-12</text:p>
          </table:table-cell>
          <table:table-cell office:value-type="float" office:value="0.000000000002972538" calcext:value-type="float">
            <text:p>2.97E-12</text:p>
          </table:table-cell>
          <table:table-cell office:value-type="float" office:value="0.00000000000297346725" calcext:value-type="float">
            <text:p>2.97E-12</text:p>
          </table:table-cell>
          <table:table-cell office:value-type="float" office:value="0.0000000000029743965" calcext:value-type="float">
            <text:p>2.97E-12</text:p>
          </table:table-cell>
          <table:table-cell office:value-type="float" office:value="0.0000000000029748685" calcext:value-type="float">
            <text:p>2.97E-12</text:p>
          </table:table-cell>
          <table:table-cell office:value-type="float" office:value="0.00000000000297559125" calcext:value-type="float">
            <text:p>2.98E-12</text:p>
          </table:table-cell>
          <table:table-cell office:value-type="float" office:value="0.00000000000297626975" calcext:value-type="float">
            <text:p>2.98E-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00000000195414648" calcext:value-type="float">
            <text:p>1.95E-12</text:p>
          </table:table-cell>
          <table:table-cell office:value-type="float" office:value="0.0000000000018899052" calcext:value-type="float">
            <text:p>1.89E-12</text:p>
          </table:table-cell>
          <table:table-cell office:value-type="float" office:value="0.0000000000026636886" calcext:value-type="float">
            <text:p>2.66E-12</text:p>
          </table:table-cell>
          <table:table-cell office:value-type="float" office:value="0.00000000000223319454" calcext:value-type="float">
            <text:p>2.23E-12</text:p>
          </table:table-cell>
          <table:table-cell office:value-type="float" office:value="0.00000000000222373797" calcext:value-type="float">
            <text:p>2.22E-12</text:p>
          </table:table-cell>
          <table:table-cell office:value-type="float" office:value="0.00000000000219390663" calcext:value-type="float">
            <text:p>2.19E-12</text:p>
          </table:table-cell>
          <table:table-cell office:value-type="float" office:value="0.00000000000246871068" calcext:value-type="float">
            <text:p>2.47E-12</text:p>
          </table:table-cell>
          <table:table-cell office:value-type="float" office:value="0.00000000000246261762" calcext:value-type="float">
            <text:p>2.46E-12</text:p>
          </table:table-cell>
          <table:table-cell office:value-type="float" office:value="0.00000000000238055502" calcext:value-type="float">
            <text:p>2.38E-12</text:p>
          </table:table-cell>
          <table:table-cell office:value-type="float" office:value="0.00000000000243785796" calcext:value-type="float">
            <text:p>2.44E-12</text:p>
          </table:table-cell>
          <table:table-cell office:value-type="float" office:value="0.00000000000262961325" calcext:value-type="float">
            <text:p>2.63E-12</text:p>
          </table:table-cell>
          <table:table-cell office:value-type="float" office:value="0.0000000000026682672" calcext:value-type="float">
            <text:p>2.67E-12</text:p>
          </table:table-cell>
          <table:table-cell office:value-type="float" office:value="0.00000000000274309209" calcext:value-type="float">
            <text:p>2.74E-12</text:p>
          </table:table-cell>
          <table:table-cell office:value-type="float" office:value="0.00000000000278621898" calcext:value-type="float">
            <text:p>2.79E-12</text:p>
          </table:table-cell>
          <table:table-cell office:value-type="float" office:value="0.0000000000028970211" calcext:value-type="float">
            <text:p>2.90E-12</text:p>
          </table:table-cell>
          <table:table-cell office:value-type="float" office:value="0.00000000000307600914" calcext:value-type="float">
            <text:p>3.08E-12</text:p>
          </table:table-cell>
          <table:table-cell office:value-type="float" office:value="0.00000000000323987019" calcext:value-type="float">
            <text:p>3.24E-12</text:p>
          </table:table-cell>
          <table:table-cell office:value-type="float" office:value="0.00000000000341301171" calcext:value-type="float">
            <text:p>3.41E-12</text:p>
          </table:table-cell>
          <table:table-cell office:value-type="float" office:value="0.00000000000343203051" calcext:value-type="float">
            <text:p>3.43E-12</text:p>
          </table:table-cell>
          <table:table-cell office:value-type="float" office:value="0.00000000000346996245" calcext:value-type="float">
            <text:p>3.47E-12</text:p>
          </table:table-cell>
          <table:table-cell office:value-type="float" office:value="0.00000000000347027943" calcext:value-type="float">
            <text:p>3.47E-12</text:p>
          </table:table-cell>
          <table:table-cell office:value-type="float" office:value="0.00000000000348477246" calcext:value-type="float">
            <text:p>3.48E-12</text:p>
          </table:table-cell>
          <table:table-cell office:value-type="float" office:value="0.0000000000034925913" calcext:value-type="float">
            <text:p>3.49E-12</text:p>
          </table:table-cell>
          <table:table-cell office:value-type="float" office:value="0.00000000000349819128" calcext:value-type="float">
            <text:p>3.50E-12</text:p>
          </table:table-cell>
          <table:table-cell office:value-type="float" office:value="0.00000000000350870445" calcext:value-type="float">
            <text:p>3.51E-12</text:p>
          </table:table-cell>
          <table:table-cell office:value-type="float" office:value="0.00000000000351877737" calcext:value-type="float">
            <text:p>3.52E-12</text:p>
          </table:table-cell>
          <table:table-cell office:value-type="float" office:value="0.00000000000352633206" calcext:value-type="float">
            <text:p>3.53E-12</text:p>
          </table:table-cell>
          <table:table-cell office:value-type="float" office:value="0.00000000000352885029" calcext:value-type="float">
            <text:p>3.53E-12</text:p>
          </table:table-cell>
          <table:table-cell office:value-type="float" office:value="0.00000000000353570058" calcext:value-type="float">
            <text:p>3.54E-12</text:p>
          </table:table-cell>
          <table:table-cell office:value-type="float" office:value="0.0000000000035387295" calcext:value-type="float">
            <text:p>3.54E-12</text:p>
          </table:table-cell>
          <table:table-cell office:value-type="float" office:value="0.00000000000354042006" calcext:value-type="float">
            <text:p>3.54E-12</text:p>
          </table:table-cell>
          <table:table-cell office:value-type="float" office:value="0.00000000000354515715" calcext:value-type="float">
            <text:p>3.55E-12</text:p>
          </table:table-cell>
          <table:table-cell office:value-type="float" office:value="0.00000000000355225398" calcext:value-type="float">
            <text:p>3.55E-12</text:p>
          </table:table-cell>
          <table:table-cell office:value-type="float" office:value="0.00000000000355741371" calcext:value-type="float">
            <text:p>3.56E-12</text:p>
          </table:table-cell>
          <table:table-cell office:value-type="float" office:value="0.00000000000356171055" calcext:value-type="float">
            <text:p>3.56E-12</text:p>
          </table:table-cell>
          <table:table-cell office:value-type="float" office:value="0.00000000000356308413" calcext:value-type="float">
            <text:p>3.56E-12</text:p>
          </table:table-cell>
          <table:table-cell office:value-type="float" office:value="0.00000000000356466903" calcext:value-type="float">
            <text:p>3.56E-12</text:p>
          </table:table-cell>
          <table:table-cell office:value-type="float" office:value="0.00000000000356951178" calcext:value-type="float">
            <text:p>3.57E-12</text:p>
          </table:table-cell>
          <table:table-cell office:value-type="float" office:value="0.00000000000357088536" calcext:value-type="float">
            <text:p>3.57E-12</text:p>
          </table:table-cell>
          <table:table-cell office:value-type="float" office:value="0.00000000000357460107" calcext:value-type="float">
            <text:p>3.57E-12</text:p>
          </table:table-cell>
          <table:table-cell office:value-type="float" office:value="0.0000000000035778237" calcext:value-type="float">
            <text:p>3.58E-12</text:p>
          </table:table-cell>
          <table:table-cell office:value-type="float" office:value="0.00000000000357907401" calcext:value-type="float">
            <text:p>3.58E-12</text:p>
          </table:table-cell>
          <table:table-cell office:value-type="float" office:value="0.00000000000358032432" calcext:value-type="float">
            <text:p>3.58E-12</text:p>
          </table:table-cell>
          <table:table-cell office:value-type="float" office:value="0.00000000000358095828" calcext:value-type="float">
            <text:p>3.58E-12</text:p>
          </table:table-cell>
          <table:table-cell office:value-type="float" office:value="0.00000000000358196205" calcext:value-type="float">
            <text:p>3.58E-12</text:p>
          </table:table-cell>
          <table:table-cell office:value-type="float" office:value="0.00000000000358298343" calcext:value-type="float">
            <text:p>3.58E-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00000000232905012" calcext:value-type="float">
            <text:p>2.33E-12</text:p>
          </table:table-cell>
          <table:table-cell office:value-type="float" office:value="0.00000000000226736046" calcext:value-type="float">
            <text:p>2.27E-12</text:p>
          </table:table-cell>
          <table:table-cell office:value-type="float" office:value="0.00000000000316259964" calcext:value-type="float">
            <text:p>3.16E-12</text:p>
          </table:table-cell>
          <table:table-cell office:value-type="float" office:value="0.00000000000266008812" calcext:value-type="float">
            <text:p>2.66E-12</text:p>
          </table:table-cell>
          <table:table-cell office:value-type="float" office:value="0.00000000000264651348" calcext:value-type="float">
            <text:p>2.65E-12</text:p>
          </table:table-cell>
          <table:table-cell office:value-type="float" office:value="0.00000000000260699712" calcext:value-type="float">
            <text:p>2.61E-12</text:p>
          </table:table-cell>
          <table:table-cell office:value-type="float" office:value="0.00000000000293022762" calcext:value-type="float">
            <text:p>2.93E-12</text:p>
          </table:table-cell>
          <table:table-cell office:value-type="float" office:value="0.00000000000292279488" calcext:value-type="float">
            <text:p>2.92E-12</text:p>
          </table:table-cell>
          <table:table-cell office:value-type="float" office:value="0.00000000000282608598" calcext:value-type="float">
            <text:p>2.83E-12</text:p>
          </table:table-cell>
          <table:table-cell office:value-type="float" office:value="0.00000000000289343868" calcext:value-type="float">
            <text:p>2.89E-12</text:p>
          </table:table-cell>
          <table:table-cell office:value-type="float" office:value="0.00000000000312058488" calcext:value-type="float">
            <text:p>3.12E-12</text:p>
          </table:table-cell>
          <table:table-cell office:value-type="float" office:value="0.0000000000031659933" calcext:value-type="float">
            <text:p>3.17E-12</text:p>
          </table:table-cell>
          <table:table-cell office:value-type="float" office:value="0.0000000000032554152" calcext:value-type="float">
            <text:p>3.26E-12</text:p>
          </table:table-cell>
          <table:table-cell office:value-type="float" office:value="0.00000000000330604944" calcext:value-type="float">
            <text:p>3.31E-12</text:p>
          </table:table-cell>
          <table:table-cell office:value-type="float" office:value="0.00000000000343846464" calcext:value-type="float">
            <text:p>3.44E-12</text:p>
          </table:table-cell>
          <table:table-cell office:value-type="float" office:value="0.00000000000365232768" calcext:value-type="float">
            <text:p>3.65E-12</text:p>
          </table:table-cell>
          <table:table-cell office:value-type="float" office:value="0.00000000000384770256" calcext:value-type="float">
            <text:p>3.85E-12</text:p>
          </table:table-cell>
          <table:table-cell office:value-type="float" office:value="0.00000000000405496566" calcext:value-type="float">
            <text:p>4.05E-12</text:p>
          </table:table-cell>
          <table:table-cell office:value-type="float" office:value="0.00000000000407720142" calcext:value-type="float">
            <text:p>4.08E-12</text:p>
          </table:table-cell>
          <table:table-cell office:value-type="float" office:value="0.00000000000412263066" calcext:value-type="float">
            <text:p>4.12E-12</text:p>
          </table:table-cell>
          <table:table-cell office:value-type="float" office:value="0.00000000000412269312" calcext:value-type="float">
            <text:p>4.12E-12</text:p>
          </table:table-cell>
          <table:table-cell office:value-type="float" office:value="0.00000000000414111882" calcext:value-type="float">
            <text:p>4.14E-12</text:p>
          </table:table-cell>
          <table:table-cell office:value-type="float" office:value="0.00000000000415102914" calcext:value-type="float">
            <text:p>4.15E-12</text:p>
          </table:table-cell>
          <table:table-cell office:value-type="float" office:value="0.00000000000415825368" calcext:value-type="float">
            <text:p>4.16E-12</text:p>
          </table:table-cell>
          <table:table-cell office:value-type="float" office:value="0.00000000000417195324" calcext:value-type="float">
            <text:p>4.17E-12</text:p>
          </table:table-cell>
          <table:table-cell office:value-type="float" office:value="0.00000000000418494492" calcext:value-type="float">
            <text:p>4.18E-12</text:p>
          </table:table-cell>
          <table:table-cell office:value-type="float" office:value="0.00000000000419475114" calcext:value-type="float">
            <text:p>4.19E-12</text:p>
          </table:table-cell>
          <table:table-cell office:value-type="float" office:value="0.00000000000419806152" calcext:value-type="float">
            <text:p>4.20E-12</text:p>
          </table:table-cell>
          <table:table-cell office:value-type="float" office:value="0.00000000000420705576" calcext:value-type="float">
            <text:p>4.21E-12</text:p>
          </table:table-cell>
          <table:table-cell office:value-type="float" office:value="0.00000000000421103238" calcext:value-type="float">
            <text:p>4.21E-12</text:p>
          </table:table-cell>
          <table:table-cell office:value-type="float" office:value="0.0000000000042133434" calcext:value-type="float">
            <text:p>4.21E-12</text:p>
          </table:table-cell>
          <table:table-cell office:value-type="float" office:value="0.00000000000421956858" calcext:value-type="float">
            <text:p>4.22E-12</text:p>
          </table:table-cell>
          <table:table-cell office:value-type="float" office:value="0.0000000000042288543" calcext:value-type="float">
            <text:p>4.23E-12</text:p>
          </table:table-cell>
          <table:table-cell office:value-type="float" office:value="0.00000000000423566244" calcext:value-type="float">
            <text:p>4.24E-12</text:p>
          </table:table-cell>
          <table:table-cell office:value-type="float" office:value="0.00000000000424130466" calcext:value-type="float">
            <text:p>4.24E-12</text:p>
          </table:table-cell>
          <table:table-cell office:value-type="float" office:value="0.00000000000424315764" calcext:value-type="float">
            <text:p>4.24E-12</text:p>
          </table:table-cell>
          <table:table-cell office:value-type="float" office:value="0.00000000000424528128" calcext:value-type="float">
            <text:p>4.25E-12</text:p>
          </table:table-cell>
          <table:table-cell office:value-type="float" office:value="0.00000000000425169384" calcext:value-type="float">
            <text:p>4.25E-12</text:p>
          </table:table-cell>
          <table:table-cell office:value-type="float" office:value="0.00000000000425354682" calcext:value-type="float">
            <text:p>4.25E-12</text:p>
          </table:table-cell>
          <table:table-cell office:value-type="float" office:value="0.00000000000425846034" calcext:value-type="float">
            <text:p>4.26E-12</text:p>
          </table:table-cell>
          <table:table-cell office:value-type="float" office:value="0.00000000000426274926" calcext:value-type="float">
            <text:p>4.26E-12</text:p>
          </table:table-cell>
          <table:table-cell office:value-type="float" office:value="0.00000000000426447732" calcext:value-type="float">
            <text:p>4.26E-12</text:p>
          </table:table-cell>
          <table:table-cell office:value-type="float" office:value="0.0000000000042661221" calcext:value-type="float">
            <text:p>4.27E-12</text:p>
          </table:table-cell>
          <table:table-cell office:value-type="float" office:value="0.000000000004267059" calcext:value-type="float">
            <text:p>4.27E-12</text:p>
          </table:table-cell>
          <table:table-cell office:value-type="float" office:value="0.00000000000426845394" calcext:value-type="float">
            <text:p>4.27E-12</text:p>
          </table:table-cell>
          <table:table-cell office:value-type="float" office:value="0.00000000000426970314" calcext:value-type="float">
            <text:p>4.27E-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000000002750124" calcext:value-type="float">
            <text:p>2.75E-12</text:p>
          </table:table-cell>
          <table:table-cell office:value-type="float" office:value="0.0000000000026948824" calcext:value-type="float">
            <text:p>2.69E-12</text:p>
          </table:table-cell>
          <table:table-cell office:value-type="float" office:value="0.000000000003721" calcext:value-type="float">
            <text:p>3.72E-12</text:p>
          </table:table-cell>
          <table:table-cell office:value-type="float" office:value="0.0000000000031395236" calcext:value-type="float">
            <text:p>3.14E-12</text:p>
          </table:table-cell>
          <table:table-cell office:value-type="float" office:value="0.000000000003121004" calcext:value-type="float">
            <text:p>3.12E-12</text:p>
          </table:table-cell>
          <table:table-cell office:value-type="float" office:value="0.000000000003069764" calcext:value-type="float">
            <text:p>3.07E-12</text:p>
          </table:table-cell>
          <table:table-cell office:value-type="float" office:value="0.0000000000034466464" calcext:value-type="float">
            <text:p>3.45E-12</text:p>
          </table:table-cell>
          <table:table-cell office:value-type="float" office:value="0.0000000000034374964" calcext:value-type="float">
            <text:p>3.44E-12</text:p>
          </table:table-cell>
          <table:table-cell office:value-type="float" office:value="0.0000000000033247196" calcext:value-type="float">
            <text:p>3.32E-12</text:p>
          </table:table-cell>
          <table:table-cell office:value-type="float" office:value="0.0000000000034032144" calcext:value-type="float">
            <text:p>3.40E-12</text:p>
          </table:table-cell>
          <table:table-cell office:value-type="float" office:value="0.000000000003669638" calcext:value-type="float">
            <text:p>3.67E-12</text:p>
          </table:table-cell>
          <table:table-cell office:value-type="float" office:value="0.0000000000037224884" calcext:value-type="float">
            <text:p>3.72E-12</text:p>
          </table:table-cell>
          <table:table-cell office:value-type="float" office:value="0.000000000003828482" calcext:value-type="float">
            <text:p>3.83E-12</text:p>
          </table:table-cell>
          <table:table-cell office:value-type="float" office:value="0.0000000000038872128" calcext:value-type="float">
            <text:p>3.89E-12</text:p>
          </table:table-cell>
          <table:table-cell office:value-type="float" office:value="0.0000000000040440072" calcext:value-type="float">
            <text:p>4.04E-12</text:p>
          </table:table-cell>
          <table:table-cell office:value-type="float" office:value="0.0000000000042969376" calcext:value-type="float">
            <text:p>4.30E-12</text:p>
          </table:table-cell>
          <table:table-cell office:value-type="float" office:value="0.0000000000045274932" calcext:value-type="float">
            <text:p>4.53E-12</text:p>
          </table:table-cell>
          <table:table-cell office:value-type="float" office:value="0.0000000000047729816" calcext:value-type="float">
            <text:p>4.77E-12</text:p>
          </table:table-cell>
          <table:table-cell office:value-type="float" office:value="0.0000000000047986992" calcext:value-type="float">
            <text:p>4.80E-12</text:p>
          </table:table-cell>
          <table:table-cell office:value-type="float" office:value="0.00000000000485255" calcext:value-type="float">
            <text:p>4.85E-12</text:p>
          </table:table-cell>
          <table:table-cell office:value-type="float" office:value="0.0000000000048522328" calcext:value-type="float">
            <text:p>4.85E-12</text:p>
          </table:table-cell>
          <table:table-cell office:value-type="float" office:value="0.0000000000048750956" calcext:value-type="float">
            <text:p>4.88E-12</text:p>
          </table:table-cell>
          <table:table-cell office:value-type="float" office:value="0.000000000004887564" calcext:value-type="float">
            <text:p>4.89E-12</text:p>
          </table:table-cell>
          <table:table-cell office:value-type="float" office:value="0.0000000000048969336" calcext:value-type="float">
            <text:p>4.90E-12</text:p>
          </table:table-cell>
          <table:table-cell office:value-type="float" office:value="0.0000000000049143064" calcext:value-type="float">
            <text:p>4.91E-12</text:p>
          </table:table-cell>
          <table:table-cell office:value-type="float" office:value="0.0000000000049308496" calcext:value-type="float">
            <text:p>4.93E-12</text:p>
          </table:table-cell>
          <table:table-cell office:value-type="float" office:value="0.0000000000049434644" calcext:value-type="float">
            <text:p>4.94E-12</text:p>
          </table:table-cell>
          <table:table-cell office:value-type="float" office:value="0.0000000000049477588" calcext:value-type="float">
            <text:p>4.95E-12</text:p>
          </table:table-cell>
          <table:table-cell office:value-type="float" office:value="0.0000000000049593732" calcext:value-type="float">
            <text:p>4.96E-12</text:p>
          </table:table-cell>
          <table:table-cell office:value-type="float" office:value="0.0000000000049645948" calcext:value-type="float">
            <text:p>4.96E-12</text:p>
          </table:table-cell>
          <table:table-cell office:value-type="float" office:value="0.000000000004967596" calcext:value-type="float">
            <text:p>4.97E-12</text:p>
          </table:table-cell>
          <table:table-cell office:value-type="float" office:value="0.0000000000049756724" calcext:value-type="float">
            <text:p>4.98E-12</text:p>
          </table:table-cell>
          <table:table-cell office:value-type="float" office:value="0.0000000000049875796" calcext:value-type="float">
            <text:p>4.99E-12</text:p>
          </table:table-cell>
          <table:table-cell office:value-type="float" office:value="0.0000000000049964368" calcext:value-type="float">
            <text:p>5.00E-12</text:p>
          </table:table-cell>
          <table:table-cell office:value-type="float" office:value="0.0000000000050038056" calcext:value-type="float">
            <text:p>5.00E-12</text:p>
          </table:table-cell>
          <table:table-cell office:value-type="float" office:value="0.00000000000500627" calcext:value-type="float">
            <text:p>5.01E-12</text:p>
          </table:table-cell>
          <table:table-cell office:value-type="float" office:value="0.0000000000050089784" calcext:value-type="float">
            <text:p>5.01E-12</text:p>
          </table:table-cell>
          <table:table-cell office:value-type="float" office:value="0.0000000000050174208" calcext:value-type="float">
            <text:p>5.02E-12</text:p>
          </table:table-cell>
          <table:table-cell office:value-type="float" office:value="0.000000000005019812" calcext:value-type="float">
            <text:p>5.02E-12</text:p>
          </table:table-cell>
          <table:table-cell office:value-type="float" office:value="0.0000000000050261804" calcext:value-type="float">
            <text:p>5.03E-12</text:p>
          </table:table-cell>
          <table:table-cell office:value-type="float" office:value="0.0000000000050317924" calcext:value-type="float">
            <text:p>5.03E-12</text:p>
          </table:table-cell>
          <table:table-cell office:value-type="float" office:value="0.0000000000050341104" calcext:value-type="float">
            <text:p>5.03E-12</text:p>
          </table:table-cell>
          <table:table-cell office:value-type="float" office:value="0.0000000000050363308" calcext:value-type="float">
            <text:p>5.04E-12</text:p>
          </table:table-cell>
          <table:table-cell office:value-type="float" office:value="0.0000000000050375752" calcext:value-type="float">
            <text:p>5.04E-12</text:p>
          </table:table-cell>
          <table:table-cell office:value-type="float" office:value="0.0000000000050394052" calcext:value-type="float">
            <text:p>5.04E-12</text:p>
          </table:table-cell>
          <table:table-cell office:value-type="float" office:value="0.0000000000050411864" calcext:value-type="float">
            <text:p>5.04E-1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0000000000321905852" calcext:value-type="float">
            <text:p>3.22E-12</text:p>
          </table:table-cell>
          <table:table-cell office:value-type="float" office:value="0.0000000000031746184" calcext:value-type="float">
            <text:p>3.17E-12</text:p>
          </table:table-cell>
          <table:table-cell office:value-type="float" office:value="0.00000000000434029948" calcext:value-type="float">
            <text:p>4.34E-12</text:p>
          </table:table-cell>
          <table:table-cell office:value-type="float" office:value="0.00000000000367400964" calcext:value-type="float">
            <text:p>3.67E-12</text:p>
          </table:table-cell>
          <table:table-cell office:value-type="float" office:value="0.00000000000364930808" calcext:value-type="float">
            <text:p>3.65E-12</text:p>
          </table:table-cell>
          <table:table-cell office:value-type="float" office:value="0.0000000000035842786" calcext:value-type="float">
            <text:p>3.58E-12</text:p>
          </table:table-cell>
          <table:table-cell office:value-type="float" office:value="0.00000000000401971804" calcext:value-type="float">
            <text:p>4.02E-12</text:p>
          </table:table-cell>
          <table:table-cell office:value-type="float" office:value="0.00000000000400877108" calcext:value-type="float">
            <text:p>4.01E-12</text:p>
          </table:table-cell>
          <table:table-cell office:value-type="float" office:value="0.00000000000387845688" calcext:value-type="float">
            <text:p>3.88E-12</text:p>
          </table:table-cell>
          <table:table-cell office:value-type="float" office:value="0.00000000000396903872" calcext:value-type="float">
            <text:p>3.97E-12</text:p>
          </table:table-cell>
          <table:table-cell office:value-type="float" office:value="0.00000000000427875828" calcext:value-type="float">
            <text:p>4.28E-12</text:p>
          </table:table-cell>
          <table:table-cell office:value-type="float" office:value="0.000000000004339789" calcext:value-type="float">
            <text:p>4.34E-12</text:p>
          </table:table-cell>
          <table:table-cell office:value-type="float" office:value="0.00000000000446420432" calcext:value-type="float">
            <text:p>4.46E-12</text:p>
          </table:table-cell>
          <table:table-cell office:value-type="float" office:value="0.00000000000453175784" calcext:value-type="float">
            <text:p>4.53E-12</text:p>
          </table:table-cell>
          <table:table-cell office:value-type="float" office:value="0.00000000000471567244" calcext:value-type="float">
            <text:p>4.72E-12</text:p>
          </table:table-cell>
          <table:table-cell office:value-type="float" office:value="0.00000000000501197772" calcext:value-type="float">
            <text:p>5.01E-12</text:p>
          </table:table-cell>
          <table:table-cell office:value-type="float" office:value="0.00000000000528131264" calcext:value-type="float">
            <text:p>5.28E-12</text:p>
          </table:table-cell>
          <table:table-cell office:value-type="float" office:value="0.00000000000556939352" calcext:value-type="float">
            <text:p>5.57E-12</text:p>
          </table:table-cell>
          <table:table-cell office:value-type="float" office:value="0.0000000000055988312" calcext:value-type="float">
            <text:p>5.60E-12</text:p>
          </table:table-cell>
          <table:table-cell office:value-type="float" office:value="0.0000000000056619322" calcext:value-type="float">
            <text:p>5.66E-12</text:p>
          </table:table-cell>
          <table:table-cell office:value-type="float" office:value="0.00000000000566116648" calcext:value-type="float">
            <text:p>5.66E-12</text:p>
          </table:table-cell>
          <table:table-cell office:value-type="float" office:value="0.00000000000568918616" calcext:value-type="float">
            <text:p>5.69E-12</text:p>
          </table:table-cell>
          <table:table-cell office:value-type="float" office:value="0.000000000005704614" calcext:value-type="float">
            <text:p>5.70E-12</text:p>
          </table:table-cell>
          <table:table-cell office:value-type="float" office:value="0.00000000000571644012" calcext:value-type="float">
            <text:p>5.72E-12</text:p>
          </table:table-cell>
          <table:table-cell office:value-type="float" office:value="0.00000000000573833404" calcext:value-type="float">
            <text:p>5.74E-12</text:p>
          </table:table-cell>
          <table:table-cell office:value-type="float" office:value="0.00000000000575903684" calcext:value-type="float">
            <text:p>5.76E-12</text:p>
          </table:table-cell>
          <table:table-cell office:value-type="float" office:value="0.00000000000577497516" calcext:value-type="float">
            <text:p>5.77E-12</text:p>
          </table:table-cell>
          <table:table-cell office:value-type="float" office:value="0.00000000000578053372" calcext:value-type="float">
            <text:p>5.78E-12</text:p>
          </table:table-cell>
          <table:table-cell office:value-type="float" office:value="0.000000000005795366" calcext:value-type="float">
            <text:p>5.80E-12</text:p>
          </table:table-cell>
          <table:table-cell office:value-type="float" office:value="0.00000000000580211568" calcext:value-type="float">
            <text:p>5.80E-12</text:p>
          </table:table-cell>
          <table:table-cell office:value-type="float" office:value="0.00000000000580591592" calcext:value-type="float">
            <text:p>5.81E-12</text:p>
          </table:table-cell>
          <table:table-cell office:value-type="float" office:value="0.00000000000581629568" calcext:value-type="float">
            <text:p>5.82E-12</text:p>
          </table:table-cell>
          <table:table-cell office:value-type="float" office:value="0.00000000000583132648" calcext:value-type="float">
            <text:p>5.83E-12</text:p>
          </table:table-cell>
          <table:table-cell office:value-type="float" office:value="0.00000000000584267048" calcext:value-type="float">
            <text:p>5.84E-12</text:p>
          </table:table-cell>
          <table:table-cell office:value-type="float" office:value="0.00000000000585202928" calcext:value-type="float">
            <text:p>5.85E-12</text:p>
          </table:table-cell>
          <table:table-cell office:value-type="float" office:value="0.00000000000585526232" calcext:value-type="float">
            <text:p>5.86E-12</text:p>
          </table:table-cell>
          <table:table-cell office:value-type="float" office:value="0.00000000000585869388" calcext:value-type="float">
            <text:p>5.86E-12</text:p>
          </table:table-cell>
          <table:table-cell office:value-type="float" office:value="0.00000000000586961248" calcext:value-type="float">
            <text:p>5.87E-12</text:p>
          </table:table-cell>
          <table:table-cell office:value-type="float" office:value="0.00000000000587276044" calcext:value-type="float">
            <text:p>5.87E-12</text:p>
          </table:table-cell>
          <table:table-cell office:value-type="float" office:value="0.00000000000588084304" calcext:value-type="float">
            <text:p>5.88E-12</text:p>
          </table:table-cell>
          <table:table-cell office:value-type="float" office:value="0.00000000000588818828" calcext:value-type="float">
            <text:p>5.89E-12</text:p>
          </table:table-cell>
          <table:table-cell office:value-type="float" office:value="0.0000000000058912228" calcext:value-type="float">
            <text:p>5.89E-12</text:p>
          </table:table-cell>
          <table:table-cell office:value-type="float" office:value="0.00000000000589414388" calcext:value-type="float">
            <text:p>5.89E-12</text:p>
          </table:table-cell>
          <table:table-cell office:value-type="float" office:value="0.00000000000589570368" calcext:value-type="float">
            <text:p>5.90E-12</text:p>
          </table:table-cell>
          <table:table-cell office:value-type="float" office:value="0.00000000000589814264" calcext:value-type="float">
            <text:p>5.90E-12</text:p>
          </table:table-cell>
          <table:table-cell office:value-type="float" office:value="0.00000000000590049652" calcext:value-type="float">
            <text:p>5.90E-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000000000374031894" calcext:value-type="float">
            <text:p>3.74E-12</text:p>
          </table:table-cell>
          <table:table-cell office:value-type="float" office:value="0.00000000000371197476" calcext:value-type="float">
            <text:p>3.71E-12</text:p>
          </table:table-cell>
          <table:table-cell office:value-type="float" office:value="0.00000000000502644429" calcext:value-type="float">
            <text:p>5.03E-12</text:p>
          </table:table-cell>
          <table:table-cell office:value-type="float" office:value="0.00000000000426825384" calcext:value-type="float">
            <text:p>4.27E-12</text:p>
          </table:table-cell>
          <table:table-cell office:value-type="float" office:value="0.00000000000423611298" calcext:value-type="float">
            <text:p>4.24E-12</text:p>
          </table:table-cell>
          <table:table-cell office:value-type="float" office:value="0.00000000000415500804" calcext:value-type="float">
            <text:p>4.16E-12</text:p>
          </table:table-cell>
          <table:table-cell office:value-type="float" office:value="0.00000000000465433692" calcext:value-type="float">
            <text:p>4.65E-12</text:p>
          </table:table-cell>
          <table:table-cell office:value-type="float" office:value="0.00000000000464124492" calcext:value-type="float">
            <text:p>4.64E-12</text:p>
          </table:table-cell>
          <table:table-cell office:value-type="float" office:value="0.00000000000449196339" calcext:value-type="float">
            <text:p>4.49E-12</text:p>
          </table:table-cell>
          <table:table-cell office:value-type="float" office:value="0.00000000000459591387" calcext:value-type="float">
            <text:p>4.60E-12</text:p>
          </table:table-cell>
          <table:table-cell office:value-type="float" office:value="0.00000000000495316182" calcext:value-type="float">
            <text:p>4.95E-12</text:p>
          </table:table-cell>
          <table:table-cell office:value-type="float" office:value="0.00000000000502287672" calcext:value-type="float">
            <text:p>5.02E-12</text:p>
          </table:table-cell>
          <table:table-cell office:value-type="float" office:value="0.00000000000516793608" calcext:value-type="float">
            <text:p>5.17E-12</text:p>
          </table:table-cell>
          <table:table-cell office:value-type="float" office:value="0.00000000000524508069" calcext:value-type="float">
            <text:p>5.25E-12</text:p>
          </table:table-cell>
          <table:table-cell office:value-type="float" office:value="0.00000000000545910216" calcext:value-type="float">
            <text:p>5.46E-12</text:p>
          </table:table-cell>
          <table:table-cell office:value-type="float" office:value="0.00000000000580338903" calcext:value-type="float">
            <text:p>5.80E-12</text:p>
          </table:table-cell>
          <table:table-cell office:value-type="float" office:value="0.00000000000611543685" calcext:value-type="float">
            <text:p>6.12E-12</text:p>
          </table:table-cell>
          <table:table-cell office:value-type="float" office:value="0.00000000000645078843" calcext:value-type="float">
            <text:p>6.45E-12</text:p>
          </table:table-cell>
          <table:table-cell office:value-type="float" office:value="0.0000000000064841403" calcext:value-type="float">
            <text:p>6.48E-12</text:p>
          </table:table-cell>
          <table:table-cell office:value-type="float" office:value="0.00000000000655742277" calcext:value-type="float">
            <text:p>6.56E-12</text:p>
          </table:table-cell>
          <table:table-cell office:value-type="float" office:value="0.00000000000655588446" calcext:value-type="float">
            <text:p>6.56E-12</text:p>
          </table:table-cell>
          <table:table-cell office:value-type="float" office:value="0.00000000000658998912" calcext:value-type="float">
            <text:p>6.59E-12</text:p>
          </table:table-cell>
          <table:table-cell office:value-type="float" office:value="0.00000000000660890706" calcext:value-type="float">
            <text:p>6.61E-12</text:p>
          </table:table-cell>
          <table:table-cell office:value-type="float" office:value="0.00000000000662363556" calcext:value-type="float">
            <text:p>6.62E-12</text:p>
          </table:table-cell>
          <table:table-cell office:value-type="float" office:value="0.00000000000665086692" calcext:value-type="float">
            <text:p>6.65E-12</text:p>
          </table:table-cell>
          <table:table-cell office:value-type="float" office:value="0.00000000000667636359" calcext:value-type="float">
            <text:p>6.68E-12</text:p>
          </table:table-cell>
          <table:table-cell office:value-type="float" office:value="0.00000000000669632889" calcext:value-type="float">
            <text:p>6.70E-12</text:p>
          </table:table-cell>
          <table:table-cell office:value-type="float" office:value="0.00000000000670333311" calcext:value-type="float">
            <text:p>6.70E-12</text:p>
          </table:table-cell>
          <table:table-cell office:value-type="float" office:value="0.0000000000067220874" calcext:value-type="float">
            <text:p>6.72E-12</text:p>
          </table:table-cell>
          <table:table-cell office:value-type="float" office:value="0.0000000000067305972" calcext:value-type="float">
            <text:p>6.73E-12</text:p>
          </table:table-cell>
          <table:table-cell office:value-type="float" office:value="0.00000000000673544124" calcext:value-type="float">
            <text:p>6.74E-12</text:p>
          </table:table-cell>
          <table:table-cell office:value-type="float" office:value="0.00000000000674853324" calcext:value-type="float">
            <text:p>6.75E-12</text:p>
          </table:table-cell>
          <table:table-cell office:value-type="float" office:value="0.0000000000067672548" calcext:value-type="float">
            <text:p>6.77E-12</text:p>
          </table:table-cell>
          <table:table-cell office:value-type="float" office:value="0.00000000000678155781" calcext:value-type="float">
            <text:p>6.78E-12</text:p>
          </table:table-cell>
          <table:table-cell office:value-type="float" office:value="0.00000000000679356972" calcext:value-type="float">
            <text:p>6.79E-12</text:p>
          </table:table-cell>
          <table:table-cell office:value-type="float" office:value="0.00000000000679749732" calcext:value-type="float">
            <text:p>6.80E-12</text:p>
          </table:table-cell>
          <table:table-cell office:value-type="float" office:value="0.0000000000068019486" calcext:value-type="float">
            <text:p>6.80E-12</text:p>
          </table:table-cell>
          <table:table-cell office:value-type="float" office:value="0.00000000000681582612" calcext:value-type="float">
            <text:p>6.82E-12</text:p>
          </table:table-cell>
          <table:table-cell office:value-type="float" office:value="0.00000000000681988464" calcext:value-type="float">
            <text:p>6.82E-12</text:p>
          </table:table-cell>
          <table:table-cell office:value-type="float" office:value="0.00000000000682999821" calcext:value-type="float">
            <text:p>6.83E-12</text:p>
          </table:table-cell>
          <table:table-cell office:value-type="float" office:value="0.00000000000683942445" calcext:value-type="float">
            <text:p>6.84E-12</text:p>
          </table:table-cell>
          <table:table-cell office:value-type="float" office:value="0.00000000000684335205" calcext:value-type="float">
            <text:p>6.84E-12</text:p>
          </table:table-cell>
          <table:table-cell office:value-type="float" office:value="0.000000000006847116" calcext:value-type="float">
            <text:p>6.85E-12</text:p>
          </table:table-cell>
          <table:table-cell office:value-type="float" office:value="0.00000000000684914526" calcext:value-type="float">
            <text:p>6.85E-12</text:p>
          </table:table-cell>
          <table:table-cell office:value-type="float" office:value="0.00000000000685238553" calcext:value-type="float">
            <text:p>6.85E-12</text:p>
          </table:table-cell>
          <table:table-cell office:value-type="float" office:value="0.00000000000685536396" calcext:value-type="float">
            <text:p>6.86E-1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0000000000431406261" calcext:value-type="float">
            <text:p>4.31E-12</text:p>
          </table:table-cell>
          <table:table-cell office:value-type="float" office:value="0.00000000000430776093" calcext:value-type="float">
            <text:p>4.31E-12</text:p>
          </table:table-cell>
          <table:table-cell office:value-type="float" office:value="0.00000000000577864056" calcext:value-type="float">
            <text:p>5.78E-12</text:p>
          </table:table-cell>
          <table:table-cell office:value-type="float" office:value="0.00000000000492254983" calcext:value-type="float">
            <text:p>4.92E-12</text:p>
          </table:table-cell>
          <table:table-cell office:value-type="float" office:value="0.00000000000488162642" calcext:value-type="float">
            <text:p>4.88E-12</text:p>
          </table:table-cell>
          <table:table-cell office:value-type="float" office:value="0.0000000000047821499" calcext:value-type="float">
            <text:p>4.78E-12</text:p>
          </table:table-cell>
          <table:table-cell office:value-type="float" office:value="0.00000000000535057644" calcext:value-type="float">
            <text:p>5.35E-12</text:p>
          </table:table-cell>
          <table:table-cell office:value-type="float" office:value="0.00000000000533519734" calcext:value-type="float">
            <text:p>5.34E-12</text:p>
          </table:table-cell>
          <table:table-cell office:value-type="float" office:value="0.00000000000516516451" calcext:value-type="float">
            <text:p>5.17E-12</text:p>
          </table:table-cell>
          <table:table-cell office:value-type="float" office:value="0.00000000000528362109" calcext:value-type="float">
            <text:p>5.28E-12</text:p>
          </table:table-cell>
          <table:table-cell office:value-type="float" office:value="0.00000000000569263013" calcext:value-type="float">
            <text:p>5.69E-12</text:p>
          </table:table-cell>
          <table:table-cell office:value-type="float" office:value="0.00000000000577177623" calcext:value-type="float">
            <text:p>5.77E-12</text:p>
          </table:table-cell>
          <table:table-cell office:value-type="float" office:value="0.00000000000593967099" calcext:value-type="float">
            <text:p>5.94E-12</text:p>
          </table:table-cell>
          <table:table-cell office:value-type="float" office:value="0.00000000000602714431" calcext:value-type="float">
            <text:p>6.03E-12</text:p>
          </table:table-cell>
          <table:table-cell office:value-type="float" office:value="0.00000000000627414766" calcext:value-type="float">
            <text:p>6.27E-12</text:p>
          </table:table-cell>
          <table:table-cell office:value-type="float" office:value="0.00000000000667111599" calcext:value-type="float">
            <text:p>6.67E-12</text:p>
          </table:table-cell>
          <table:table-cell office:value-type="float" office:value="0.00000000000702956155" calcext:value-type="float">
            <text:p>7.03E-12</text:p>
          </table:table-cell>
          <table:table-cell office:value-type="float" office:value="0.00000000000741662724" calcext:value-type="float">
            <text:p>7.42E-12</text:p>
          </table:table-cell>
          <table:table-cell office:value-type="float" office:value="0.00000000000745428728" calcext:value-type="float">
            <text:p>7.45E-12</text:p>
          </table:table-cell>
          <table:table-cell office:value-type="float" office:value="0.00000000000753868478" calcext:value-type="float">
            <text:p>7.54E-12</text:p>
          </table:table-cell>
          <table:table-cell office:value-type="float" office:value="0.00000000000753620912" calcext:value-type="float">
            <text:p>7.54E-12</text:p>
          </table:table-cell>
          <table:table-cell office:value-type="float" office:value="0.00000000000757713253" calcext:value-type="float">
            <text:p>7.58E-12</text:p>
          </table:table-cell>
          <table:table-cell office:value-type="float" office:value="0.00000000000760008865" calcext:value-type="float">
            <text:p>7.60E-12</text:p>
          </table:table-cell>
          <table:table-cell office:value-type="float" office:value="0.00000000000761835602" calcext:value-type="float">
            <text:p>7.62E-12</text:p>
          </table:table-cell>
          <table:table-cell office:value-type="float" office:value="0.00000000000765173992" calcext:value-type="float">
            <text:p>7.65E-12</text:p>
          </table:table-cell>
          <table:table-cell office:value-type="float" office:value="0.00000000000768287322" calcext:value-type="float">
            <text:p>7.68E-12</text:p>
          </table:table-cell>
          <table:table-cell office:value-type="float" office:value="0.00000000000770759231" calcext:value-type="float">
            <text:p>7.71E-12</text:p>
          </table:table-cell>
          <table:table-cell office:value-type="float" office:value="0.00000000000771644467" calcext:value-type="float">
            <text:p>7.72E-12</text:p>
          </table:table-cell>
          <table:table-cell office:value-type="float" office:value="0.00000000000773955083" calcext:value-type="float">
            <text:p>7.74E-12</text:p>
          </table:table-cell>
          <table:table-cell office:value-type="float" office:value="0.00000000000775020367" calcext:value-type="float">
            <text:p>7.75E-12</text:p>
          </table:table-cell>
          <table:table-cell office:value-type="float" office:value="0.00000000000775643033" calcext:value-type="float">
            <text:p>7.76E-12</text:p>
          </table:table-cell>
          <table:table-cell office:value-type="float" office:value="0.00000000000777270967" calcext:value-type="float">
            <text:p>7.77E-12</text:p>
          </table:table-cell>
          <table:table-cell office:value-type="float" office:value="0.00000000000779581583" calcext:value-type="float">
            <text:p>7.80E-12</text:p>
          </table:table-cell>
          <table:table-cell office:value-type="float" office:value="0.0000000000078137081" calcext:value-type="float">
            <text:p>7.81E-12</text:p>
          </table:table-cell>
          <table:table-cell office:value-type="float" office:value="0.00000000000782859957" calcext:value-type="float">
            <text:p>7.83E-12</text:p>
          </table:table-cell>
          <table:table-cell office:value-type="float" office:value="0.00000000000783362591" calcext:value-type="float">
            <text:p>7.83E-12</text:p>
          </table:table-cell>
          <table:table-cell office:value-type="float" office:value="0.00000000000783925241" calcext:value-type="float">
            <text:p>7.84E-12</text:p>
          </table:table-cell>
          <table:table-cell office:value-type="float" office:value="0.00000000000785654452" calcext:value-type="float">
            <text:p>7.86E-12</text:p>
          </table:table-cell>
          <table:table-cell office:value-type="float" office:value="0.00000000000786175841" calcext:value-type="float">
            <text:p>7.86E-12</text:p>
          </table:table-cell>
          <table:table-cell office:value-type="float" office:value="0.00000000000787439928" calcext:value-type="float">
            <text:p>7.87E-12</text:p>
          </table:table-cell>
          <table:table-cell office:value-type="float" office:value="0.00000000000788628995" calcext:value-type="float">
            <text:p>7.89E-12</text:p>
          </table:table-cell>
          <table:table-cell office:value-type="float" office:value="0.00000000000789131629" calcext:value-type="float">
            <text:p>7.89E-12</text:p>
          </table:table-cell>
          <table:table-cell office:value-type="float" office:value="0.00000000000789611757" calcext:value-type="float">
            <text:p>7.90E-12</text:p>
          </table:table-cell>
          <table:table-cell office:value-type="float" office:value="0.00000000000789874327" calcext:value-type="float">
            <text:p>7.90E-12</text:p>
          </table:table-cell>
          <table:table-cell office:value-type="float" office:value="0.00000000000790275684" calcext:value-type="float">
            <text:p>7.90E-12</text:p>
          </table:table-cell>
          <table:table-cell office:value-type="float" office:value="0.00000000000790658286" calcext:value-type="float">
            <text:p>7.91E-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00000000494394646" calcext:value-type="float">
            <text:p>4.94E-12</text:p>
          </table:table-cell>
          <table:table-cell office:value-type="float" office:value="0.00000000000496680701" calcext:value-type="float">
            <text:p>4.97E-12</text:p>
          </table:table-cell>
          <table:table-cell office:value-type="float" office:value="0.00000000000660229776" calcext:value-type="float">
            <text:p>6.60E-12</text:p>
          </table:table-cell>
          <table:table-cell office:value-type="float" office:value="0.00000000000564168463" calcext:value-type="float">
            <text:p>5.64E-12</text:p>
          </table:table-cell>
          <table:table-cell office:value-type="float" office:value="0.0000000000055907932" calcext:value-type="float">
            <text:p>5.59E-12</text:p>
          </table:table-cell>
          <table:table-cell office:value-type="float" office:value="0.00000000000547008095" calcext:value-type="float">
            <text:p>5.47E-12</text:p>
          </table:table-cell>
          <table:table-cell office:value-type="float" office:value="0.00000000000611291107" calcext:value-type="float">
            <text:p>6.11E-12</text:p>
          </table:table-cell>
          <table:table-cell office:value-type="float" office:value="0.00000000000609470809" calcext:value-type="float">
            <text:p>6.09E-12</text:p>
          </table:table-cell>
          <table:table-cell office:value-type="float" office:value="0.00000000000590323496" calcext:value-type="float">
            <text:p>5.90E-12</text:p>
          </table:table-cell>
          <table:table-cell office:value-type="float" office:value="0.00000000000603710805" calcext:value-type="float">
            <text:p>6.04E-12</text:p>
          </table:table-cell>
          <table:table-cell office:value-type="float" office:value="0.00000000000650196772" calcext:value-type="float">
            <text:p>6.50E-12</text:p>
          </table:table-cell>
          <table:table-cell office:value-type="float" office:value="0.00000000000659144434" calcext:value-type="float">
            <text:p>6.59E-12</text:p>
          </table:table-cell>
          <table:table-cell office:value-type="float" office:value="0.00000000000678428483" calcext:value-type="float">
            <text:p>6.78E-12</text:p>
          </table:table-cell>
          <table:table-cell office:value-type="float" office:value="0.00000000000688273475" calcext:value-type="float">
            <text:p>6.88E-12</text:p>
          </table:table-cell>
          <table:table-cell office:value-type="float" office:value="0.00000000000716607738" calcext:value-type="float">
            <text:p>7.17E-12</text:p>
          </table:table-cell>
          <table:table-cell office:value-type="float" office:value="0.00000000000762025455" calcext:value-type="float">
            <text:p>7.62E-12</text:p>
          </table:table-cell>
          <table:table-cell office:value-type="float" office:value="0.00000000000802969341" calcext:value-type="float">
            <text:p>8.03E-12</text:p>
          </table:table-cell>
          <table:table-cell office:value-type="float" office:value="0.00000000000847344446" calcext:value-type="float">
            <text:p>8.47E-12</text:p>
          </table:table-cell>
          <table:table-cell office:value-type="float" office:value="0.00000000000851497802" calcext:value-type="float">
            <text:p>8.51E-12</text:p>
          </table:table-cell>
          <table:table-cell office:value-type="float" office:value="0.00000000000861159055" calcext:value-type="float">
            <text:p>8.61E-12</text:p>
          </table:table-cell>
          <table:table-cell office:value-type="float" office:value="0.00000000000860804396" calcext:value-type="float">
            <text:p>8.61E-12</text:p>
          </table:table-cell>
          <table:table-cell office:value-type="float" office:value="0.00000000000865671343" calcext:value-type="float">
            <text:p>8.66E-12</text:p>
          </table:table-cell>
          <table:table-cell office:value-type="float" office:value="0.00000000000868367606" calcext:value-type="float">
            <text:p>8.68E-12</text:p>
          </table:table-cell>
          <table:table-cell office:value-type="float" office:value="0.00000000000870615204" calcext:value-type="float">
            <text:p>8.71E-12</text:p>
          </table:table-cell>
          <table:table-cell office:value-type="float" office:value="0.00000000000874666008" calcext:value-type="float">
            <text:p>8.75E-12</text:p>
          </table:table-cell>
          <table:table-cell office:value-type="float" office:value="0.00000000000878460432" calcext:value-type="float">
            <text:p>8.78E-12</text:p>
          </table:table-cell>
          <table:table-cell office:value-type="float" office:value="0.00000000000881481443" calcext:value-type="float">
            <text:p>8.81E-12</text:p>
          </table:table-cell>
          <table:table-cell office:value-type="float" office:value="0.00000000000882541147" calcext:value-type="float">
            <text:p>8.83E-12</text:p>
          </table:table-cell>
          <table:table-cell office:value-type="float" office:value="0.00000000000885404057" calcext:value-type="float">
            <text:p>8.85E-12</text:p>
          </table:table-cell>
          <table:table-cell office:value-type="float" office:value="0.00000000000886720141" calcext:value-type="float">
            <text:p>8.87E-12</text:p>
          </table:table-cell>
          <table:table-cell office:value-type="float" office:value="0.00000000000887493554" calcext:value-type="float">
            <text:p>8.87E-12</text:p>
          </table:table-cell>
          <table:table-cell office:value-type="float" office:value="0.00000000000889518956" calcext:value-type="float">
            <text:p>8.90E-12</text:p>
          </table:table-cell>
          <table:table-cell office:value-type="float" office:value="0.00000000000892313498" calcext:value-type="float">
            <text:p>8.92E-12</text:p>
          </table:table-cell>
          <table:table-cell office:value-type="float" office:value="0.00000000000894531185" calcext:value-type="float">
            <text:p>8.95E-12</text:p>
          </table:table-cell>
          <table:table-cell office:value-type="float" office:value="0.00000000000896364302" calcext:value-type="float">
            <text:p>8.96E-12</text:p>
          </table:table-cell>
          <table:table-cell office:value-type="float" office:value="0.00000000000897009525" calcext:value-type="float">
            <text:p>8.97E-12</text:p>
          </table:table-cell>
          <table:table-cell office:value-type="float" office:value="0.00000000000897684659" calcext:value-type="float">
            <text:p>8.98E-12</text:p>
          </table:table-cell>
          <table:table-cell office:value-type="float" office:value="0.00000000000899838251" calcext:value-type="float">
            <text:p>9.00E-12</text:p>
          </table:table-cell>
          <table:table-cell office:value-type="float" office:value="0.00000000000900479201" calcext:value-type="float">
            <text:p>9.00E-12</text:p>
          </table:table-cell>
          <table:table-cell office:value-type="float" office:value="0.00000000000902055938" calcext:value-type="float">
            <text:p>9.02E-12</text:p>
          </table:table-cell>
          <table:table-cell office:value-type="float" office:value="0.00000000000903534396" calcext:value-type="float">
            <text:p>9.04E-12</text:p>
          </table:table-cell>
          <table:table-cell office:value-type="float" office:value="0.00000000000904145435" calcext:value-type="float">
            <text:p>9.04E-12</text:p>
          </table:table-cell>
          <table:table-cell office:value-type="float" office:value="0.00000000000904756474" calcext:value-type="float">
            <text:p>9.05E-12</text:p>
          </table:table-cell>
          <table:table-cell office:value-type="float" office:value="0.00000000000905076949" calcext:value-type="float">
            <text:p>9.05E-12</text:p>
          </table:table-cell>
          <table:table-cell office:value-type="float" office:value="0.00000000000905589709" calcext:value-type="float">
            <text:p>9.06E-12</text:p>
          </table:table-cell>
          <table:table-cell office:value-type="float" office:value="0.00000000000906072558" calcext:value-type="float">
            <text:p>9.06E-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000000000637483959" calcext:value-type="float">
            <text:p>6.37E-12</text:p>
          </table:table-cell>
          <table:table-cell office:value-type="float" office:value="0.00000000000647978733" calcext:value-type="float">
            <text:p>6.48E-12</text:p>
          </table:table-cell>
          <table:table-cell office:value-type="float" office:value="0.00000000000846409517" calcext:value-type="float">
            <text:p>8.46E-12</text:p>
          </table:table-cell>
          <table:table-cell office:value-type="float" office:value="0.00000000000727757542" calcext:value-type="float">
            <text:p>7.28E-12</text:p>
          </table:table-cell>
          <table:table-cell office:value-type="float" office:value="0.00000000000720145289" calcext:value-type="float">
            <text:p>7.20E-12</text:p>
          </table:table-cell>
          <table:table-cell office:value-type="float" office:value="0.00000000000702970041" calcext:value-type="float">
            <text:p>7.03E-12</text:p>
          </table:table-cell>
          <table:table-cell office:value-type="float" office:value="0.00000000000783653384" calcext:value-type="float">
            <text:p>7.84E-12</text:p>
          </table:table-cell>
          <table:table-cell office:value-type="float" office:value="0.0000000000078122313" calcext:value-type="float">
            <text:p>7.81E-12</text:p>
          </table:table-cell>
          <table:table-cell office:value-type="float" office:value="0.00000000000757329265" calcext:value-type="float">
            <text:p>7.57E-12</text:p>
          </table:table-cell>
          <table:table-cell office:value-type="float" office:value="0.00000000000774177573" calcext:value-type="float">
            <text:p>7.74E-12</text:p>
          </table:table-cell>
          <table:table-cell office:value-type="float" office:value="0.00000000000833190243" calcext:value-type="float">
            <text:p>8.33E-12</text:p>
          </table:table-cell>
          <table:table-cell office:value-type="float" office:value="0.00000000000844284407" calcext:value-type="float">
            <text:p>8.44E-12</text:p>
          </table:table-cell>
          <table:table-cell office:value-type="float" office:value="0.00000000000869355256" calcext:value-type="float">
            <text:p>8.69E-12</text:p>
          </table:table-cell>
          <table:table-cell office:value-type="float" office:value="0.00000000000881669996" calcext:value-type="float">
            <text:p>8.82E-12</text:p>
          </table:table-cell>
          <table:table-cell office:value-type="float" office:value="0.00000000000918123806" calcext:value-type="float">
            <text:p>9.18E-12</text:p>
          </table:table-cell>
          <table:table-cell office:value-type="float" office:value="0.00000000000976509841" calcext:value-type="float">
            <text:p>9.77E-12</text:p>
          </table:table-cell>
          <table:table-cell office:value-type="float" office:value="0.0000000000102871671" calcext:value-type="float">
            <text:p>1.03E-11</text:p>
          </table:table-cell>
          <table:table-cell office:value-type="float" office:value="0.00000000001085871271" calcext:value-type="float">
            <text:p>1.09E-11</text:p>
          </table:table-cell>
          <table:table-cell office:value-type="float" office:value="0.00000000001090938841" calcext:value-type="float">
            <text:p>1.09E-11</text:p>
          </table:table-cell>
          <table:table-cell office:value-type="float" office:value="0.00000000001103329867" calcext:value-type="float">
            <text:p>1.10E-11</text:p>
          </table:table-cell>
          <table:table-cell office:value-type="float" office:value="0.00000000001102567007" calcext:value-type="float">
            <text:p>1.10E-11</text:p>
          </table:table-cell>
          <table:table-cell office:value-type="float" office:value="0.00000000001109160297" calcext:value-type="float">
            <text:p>1.11E-11</text:p>
          </table:table-cell>
          <table:table-cell office:value-type="float" office:value="0.00000000001113083577" calcext:value-type="float">
            <text:p>1.11E-11</text:p>
          </table:table-cell>
          <table:table-cell office:value-type="float" office:value="0.00000000001116265793" calcext:value-type="float">
            <text:p>1.12E-11</text:p>
          </table:table-cell>
          <table:table-cell office:value-type="float" office:value="0.00000000001122041733" calcext:value-type="float">
            <text:p>1.12E-11</text:p>
          </table:table-cell>
          <table:table-cell office:value-type="float" office:value="0.00000000001127517978" calcext:value-type="float">
            <text:p>1.13E-11</text:p>
          </table:table-cell>
          <table:table-cell office:value-type="float" office:value="0.00000000001131898974" calcext:value-type="float">
            <text:p>1.13E-11</text:p>
          </table:table-cell>
          <table:table-cell office:value-type="float" office:value="0.00000000001133490082" calcext:value-type="float">
            <text:p>1.13E-11</text:p>
          </table:table-cell>
          <table:table-cell office:value-type="float" office:value="0.00000000001137674914" calcext:value-type="float">
            <text:p>1.14E-11</text:p>
          </table:table-cell>
          <table:table-cell office:value-type="float" office:value="0.00000000001139663799" calcext:value-type="float">
            <text:p>1.14E-11</text:p>
          </table:table-cell>
          <table:table-cell office:value-type="float" office:value="0.00000000001140759048" calcext:value-type="float">
            <text:p>1.14E-11</text:p>
          </table:table-cell>
          <table:table-cell office:value-type="float" office:value="0.000000000011437451" calcext:value-type="float">
            <text:p>1.14E-11</text:p>
          </table:table-cell>
          <table:table-cell office:value-type="float" office:value="0.00000000001147826401" calcext:value-type="float">
            <text:p>1.15E-11</text:p>
          </table:table-cell>
          <table:table-cell office:value-type="float" office:value="0.00000000001151014066" calcext:value-type="float">
            <text:p>1.15E-11</text:p>
          </table:table-cell>
          <table:table-cell office:value-type="float" office:value="0.00000000001153803954" calcext:value-type="float">
            <text:p>1.15E-11</text:p>
          </table:table-cell>
          <table:table-cell office:value-type="float" office:value="0.0000000000115469759" calcext:value-type="float">
            <text:p>1.15E-11</text:p>
          </table:table-cell>
          <table:table-cell office:value-type="float" office:value="0.00000000001155792839" calcext:value-type="float">
            <text:p>1.16E-11</text:p>
          </table:table-cell>
          <table:table-cell office:value-type="float" office:value="0.00000000001158980504" calcext:value-type="float">
            <text:p>1.16E-11</text:p>
          </table:table-cell>
          <table:table-cell office:value-type="float" office:value="0.00000000001159972222" calcext:value-type="float">
            <text:p>1.16E-11</text:p>
          </table:table-cell>
          <table:table-cell office:value-type="float" office:value="0.00000000001162266251" calcext:value-type="float">
            <text:p>1.16E-11</text:p>
          </table:table-cell>
          <table:table-cell office:value-type="float" office:value="0.00000000001164456749" calcext:value-type="float">
            <text:p>1.16E-11</text:p>
          </table:table-cell>
          <table:table-cell office:value-type="float" office:value="0.00000000001165448467" calcext:value-type="float">
            <text:p>1.17E-11</text:p>
          </table:table-cell>
          <table:table-cell office:value-type="float" office:value="0.00000000001166347552" calcext:value-type="float">
            <text:p>1.17E-11</text:p>
          </table:table-cell>
          <table:table-cell office:value-type="float" office:value="0.00000000001166843411" calcext:value-type="float">
            <text:p>1.17E-11</text:p>
          </table:table-cell>
          <table:table-cell office:value-type="float" office:value="0.00000000001167638965" calcext:value-type="float">
            <text:p>1.17E-11</text:p>
          </table:table-cell>
          <table:table-cell office:value-type="float" office:value="0.00000000001168439968" calcext:value-type="float">
            <text:p>1.17E-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000000000805021724" calcext:value-type="float">
            <text:p>8.05E-12</text:p>
          </table:table-cell>
          <table:table-cell office:value-type="float" office:value="0.00000000000827480888" calcext:value-type="float">
            <text:p>8.27E-12</text:p>
          </table:table-cell>
          <table:table-cell office:value-type="float" office:value="0.00000000001063067096" calcext:value-type="float">
            <text:p>1.06E-11</text:p>
          </table:table-cell>
          <table:table-cell office:value-type="float" office:value="0.0000000000091962" calcext:value-type="float">
            <text:p>9.20E-12</text:p>
          </table:table-cell>
          <table:table-cell office:value-type="float" office:value="0.000000000009087208" calcext:value-type="float">
            <text:p>9.09E-12</text:p>
          </table:table-cell>
          <table:table-cell office:value-type="float" office:value="0.0000000000088518534" calcext:value-type="float">
            <text:p>8.85E-12</text:p>
          </table:table-cell>
          <table:table-cell office:value-type="float" office:value="0.00000000000984381684" calcext:value-type="float">
            <text:p>9.84E-12</text:p>
          </table:table-cell>
          <table:table-cell office:value-type="float" office:value="0.0000000000098116642" calcext:value-type="float">
            <text:p>9.81E-12</text:p>
          </table:table-cell>
          <table:table-cell office:value-type="float" office:value="0.00000000000952017872" calcext:value-type="float">
            <text:p>9.52E-12</text:p>
          </table:table-cell>
          <table:table-cell office:value-type="float" office:value="0.00000000000972801284" calcext:value-type="float">
            <text:p>9.73E-12</text:p>
          </table:table-cell>
          <table:table-cell office:value-type="float" office:value="0.00000000001046125652" calcext:value-type="float">
            <text:p>1.05E-11</text:p>
          </table:table-cell>
          <table:table-cell office:value-type="float" office:value="0.00000000001059592976" calcext:value-type="float">
            <text:p>1.06E-11</text:p>
          </table:table-cell>
          <table:table-cell office:value-type="float" office:value="0.00000000001091466324" calcext:value-type="float">
            <text:p>1.09E-11</text:p>
          </table:table-cell>
          <table:table-cell office:value-type="float" office:value="0.00000000001106602588" calcext:value-type="float">
            <text:p>1.11E-11</text:p>
          </table:table-cell>
          <table:table-cell office:value-type="float" office:value="0.00000000001152474596" calcext:value-type="float">
            <text:p>1.15E-11</text:p>
          </table:table-cell>
          <table:table-cell office:value-type="float" office:value="0.00000000001225812588" calcext:value-type="float">
            <text:p>1.23E-11</text:p>
          </table:table-cell>
          <table:table-cell office:value-type="float" office:value="0.0000000000129094212" calcext:value-type="float">
            <text:p>1.29E-11</text:p>
          </table:table-cell>
          <table:table-cell office:value-type="float" office:value="0.000000000013629109" calcext:value-type="float">
            <text:p>1.36E-11</text:p>
          </table:table-cell>
          <table:table-cell office:value-type="float" office:value="0.00000000001368850964" calcext:value-type="float">
            <text:p>1.37E-11</text:p>
          </table:table-cell>
          <table:table-cell office:value-type="float" office:value="0.00000000001384212024" calcext:value-type="float">
            <text:p>1.38E-11</text:p>
          </table:table-cell>
          <table:table-cell office:value-type="float" office:value="0.0000000000138297224" calcext:value-type="float">
            <text:p>1.38E-11</text:p>
          </table:table-cell>
          <table:table-cell office:value-type="float" office:value="0.00000000001391786968" calcext:value-type="float">
            <text:p>1.39E-11</text:p>
          </table:table-cell>
          <table:table-cell office:value-type="float" office:value="0.0000000000139693684" calcext:value-type="float">
            <text:p>1.40E-11</text:p>
          </table:table-cell>
          <table:table-cell office:value-type="float" office:value="0.00000000001401582624" calcext:value-type="float">
            <text:p>1.40E-11</text:p>
          </table:table-cell>
          <table:table-cell office:value-type="float" office:value="0.00000000001409552664" calcext:value-type="float">
            <text:p>1.41E-11</text:p>
          </table:table-cell>
          <table:table-cell office:value-type="float" office:value="0.00000000001416984556" calcext:value-type="float">
            <text:p>1.42E-11</text:p>
          </table:table-cell>
          <table:table-cell office:value-type="float" office:value="0.00000000001423142604" calcext:value-type="float">
            <text:p>1.42E-11</text:p>
          </table:table-cell>
          <table:table-cell office:value-type="float" office:value="0.00000000001425465496" calcext:value-type="float">
            <text:p>1.43E-11</text:p>
          </table:table-cell>
          <table:table-cell office:value-type="float" office:value="0.00000000001431425996" calcext:value-type="float">
            <text:p>1.43E-11</text:p>
          </table:table-cell>
          <table:table-cell office:value-type="float" office:value="0.00000000001434212104" calcext:value-type="float">
            <text:p>1.43E-11</text:p>
          </table:table-cell>
          <table:table-cell office:value-type="float" office:value="0.00000000001435915104" calcext:value-type="float">
            <text:p>1.44E-11</text:p>
          </table:table-cell>
          <table:table-cell office:value-type="float" office:value="0.0000000000144009086" calcext:value-type="float">
            <text:p>1.44E-11</text:p>
          </table:table-cell>
          <table:table-cell office:value-type="float" office:value="0.0000000000144574482" calcext:value-type="float">
            <text:p>1.45E-11</text:p>
          </table:table-cell>
          <table:table-cell office:value-type="float" office:value="0.00000000001450390604" calcext:value-type="float">
            <text:p>1.45E-11</text:p>
          </table:table-cell>
          <table:table-cell office:value-type="float" office:value="0.00000000001454300692" calcext:value-type="float">
            <text:p>1.45E-11</text:p>
          </table:table-cell>
          <table:table-cell office:value-type="float" office:value="0.0000000000145569034" calcext:value-type="float">
            <text:p>1.46E-11</text:p>
          </table:table-cell>
          <table:table-cell office:value-type="float" office:value="0.00000000001457161732" calcext:value-type="float">
            <text:p>1.46E-11</text:p>
          </table:table-cell>
          <table:table-cell office:value-type="float" office:value="0.00000000001461766644" calcext:value-type="float">
            <text:p>1.46E-11</text:p>
          </table:table-cell>
          <table:table-cell office:value-type="float" office:value="0.00000000001463203976" calcext:value-type="float">
            <text:p>1.46E-11</text:p>
          </table:table-cell>
          <table:table-cell office:value-type="float" office:value="0.000000000014664533" calcext:value-type="float">
            <text:p>1.47E-11</text:p>
          </table:table-cell>
          <table:table-cell office:value-type="float" office:value="0.00000000001469702624" calcext:value-type="float">
            <text:p>1.47E-11</text:p>
          </table:table-cell>
          <table:table-cell office:value-type="float" office:value="0.00000000001471133144" calcext:value-type="float">
            <text:p>1.47E-11</text:p>
          </table:table-cell>
          <table:table-cell office:value-type="float" office:value="0.00000000001472529604" calcext:value-type="float">
            <text:p>1.47E-11</text:p>
          </table:table-cell>
          <table:table-cell office:value-type="float" office:value="0.000000000014732653" calcext:value-type="float">
            <text:p>1.47E-11</text:p>
          </table:table-cell>
          <table:table-cell office:value-type="float" office:value="0.0000000000147442334" calcext:value-type="float">
            <text:p>1.47E-11</text:p>
          </table:table-cell>
          <table:table-cell office:value-type="float" office:value="0.0000000000147554732" calcext:value-type="float">
            <text:p>1.48E-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997892368" calcext:value-type="float">
            <text:p>9.98E-12</text:p>
          </table:table-cell>
          <table:table-cell office:value-type="float" office:value="0.00000000001036719888" calcext:value-type="float">
            <text:p>1.04E-11</text:p>
          </table:table-cell>
          <table:table-cell office:value-type="float" office:value="0.00000000001311198656" calcext:value-type="float">
            <text:p>1.31E-11</text:p>
          </table:table-cell>
          <table:table-cell office:value-type="float" office:value="0.00000000001140943328" calcext:value-type="float">
            <text:p>1.14E-11</text:p>
          </table:table-cell>
          <table:table-cell office:value-type="float" office:value="0.00000000001126014816" calcext:value-type="float">
            <text:p>1.13E-11</text:p>
          </table:table-cell>
          <table:table-cell office:value-type="float" office:value="0.00000000001094693392" calcext:value-type="float">
            <text:p>1.09E-11</text:p>
          </table:table-cell>
          <table:table-cell office:value-type="float" office:value="0.00000000001214347424" calcext:value-type="float">
            <text:p>1.21E-11</text:p>
          </table:table-cell>
          <table:table-cell office:value-type="float" office:value="0.00000000001210238736" calcext:value-type="float">
            <text:p>1.21E-11</text:p>
          </table:table-cell>
          <table:table-cell office:value-type="float" office:value="0.00000000001175419488" calcext:value-type="float">
            <text:p>1.18E-11</text:p>
          </table:table-cell>
          <table:table-cell office:value-type="float" office:value="0.000000000012005988" calcext:value-type="float">
            <text:p>1.20E-11</text:p>
          </table:table-cell>
          <table:table-cell office:value-type="float" office:value="0.00000000001289893728" calcext:value-type="float">
            <text:p>1.29E-11</text:p>
          </table:table-cell>
          <table:table-cell office:value-type="float" office:value="0.00000000001305977024" calcext:value-type="float">
            <text:p>1.31E-11</text:p>
          </table:table-cell>
          <table:table-cell office:value-type="float" office:value="0.00000000001345892384" calcext:value-type="float">
            <text:p>1.35E-11</text:p>
          </table:table-cell>
          <table:table-cell office:value-type="float" office:value="0.00000000001364092784" calcext:value-type="float">
            <text:p>1.36E-11</text:p>
          </table:table-cell>
          <table:table-cell office:value-type="float" office:value="0.00000000001420727408" calcext:value-type="float">
            <text:p>1.42E-11</text:p>
          </table:table-cell>
          <table:table-cell office:value-type="float" office:value="0.00000000001511026496" calcext:value-type="float">
            <text:p>1.51E-11</text:p>
          </table:table-cell>
          <table:table-cell office:value-type="float" office:value="0.00000000001590639648" calcext:value-type="float">
            <text:p>1.59E-11</text:p>
          </table:table-cell>
          <table:table-cell office:value-type="float" office:value="0.00000000001679432496" calcext:value-type="float">
            <text:p>1.68E-11</text:p>
          </table:table-cell>
          <table:table-cell office:value-type="float" office:value="0.00000000001686177104" calcext:value-type="float">
            <text:p>1.69E-11</text:p>
          </table:table-cell>
          <table:table-cell office:value-type="float" office:value="0.00000000001704921424" calcext:value-type="float">
            <text:p>1.70E-11</text:p>
          </table:table-cell>
          <table:table-cell office:value-type="float" office:value="0.00000000001702988416" calcext:value-type="float">
            <text:p>1.70E-11</text:p>
          </table:table-cell>
          <table:table-cell office:value-type="float" office:value="0.00000000001714360528" calcext:value-type="float">
            <text:p>1.71E-11</text:p>
          </table:table-cell>
          <table:table-cell office:value-type="float" office:value="0.0000000000172117208" calcext:value-type="float">
            <text:p>1.72E-11</text:p>
          </table:table-cell>
          <table:table-cell office:value-type="float" office:value="0.00000000001727481552" calcext:value-type="float">
            <text:p>1.73E-11</text:p>
          </table:table-cell>
          <table:table-cell office:value-type="float" office:value="0.00000000001738234432" calcext:value-type="float">
            <text:p>1.74E-11</text:p>
          </table:table-cell>
          <table:table-cell office:value-type="float" office:value="0.00000000001748150512" calcext:value-type="float">
            <text:p>1.75E-11</text:p>
          </table:table-cell>
          <table:table-cell office:value-type="float" office:value="0.00000000001756535248" calcext:value-type="float">
            <text:p>1.76E-11</text:p>
          </table:table-cell>
          <table:table-cell office:value-type="float" office:value="0.00000000001759815504" calcext:value-type="float">
            <text:p>1.76E-11</text:p>
          </table:table-cell>
          <table:table-cell office:value-type="float" office:value="0.00000000001767965936" calcext:value-type="float">
            <text:p>1.77E-11</text:p>
          </table:table-cell>
          <table:table-cell office:value-type="float" office:value="0.00000000001771857056" calcext:value-type="float">
            <text:p>1.77E-11</text:p>
          </table:table-cell>
          <table:table-cell office:value-type="float" office:value="0.00000000001774275408" calcext:value-type="float">
            <text:p>1.77E-11</text:p>
          </table:table-cell>
          <table:table-cell office:value-type="float" office:value="0.00000000001780057696" calcext:value-type="float">
            <text:p>1.78E-11</text:p>
          </table:table-cell>
          <table:table-cell office:value-type="float" office:value="0.00000000001787689312" calcext:value-type="float">
            <text:p>1.79E-11</text:p>
          </table:table-cell>
          <table:table-cell office:value-type="float" office:value="0.00000000001794074096" calcext:value-type="float">
            <text:p>1.79E-11</text:p>
          </table:table-cell>
          <table:table-cell office:value-type="float" office:value="0.00000000001799504928" calcext:value-type="float">
            <text:p>1.80E-11</text:p>
          </table:table-cell>
          <table:table-cell office:value-type="float" office:value="0.00000000001801454672" calcext:value-type="float">
            <text:p>1.80E-11</text:p>
          </table:table-cell>
          <table:table-cell office:value-type="float" office:value="0.00000000001803546672" calcext:value-type="float">
            <text:p>1.80E-11</text:p>
          </table:table-cell>
          <table:table-cell office:value-type="float" office:value="0.00000000001809948192" calcext:value-type="float">
            <text:p>1.81E-11</text:p>
          </table:table-cell>
          <table:table-cell office:value-type="float" office:value="0.0000000000181196488" calcext:value-type="float">
            <text:p>1.81E-11</text:p>
          </table:table-cell>
          <table:table-cell office:value-type="float" office:value="0.0000000000181644176" calcext:value-type="float">
            <text:p>1.82E-11</text:p>
          </table:table-cell>
          <table:table-cell office:value-type="float" office:value="0.00000000001821035792" calcext:value-type="float">
            <text:p>1.82E-11</text:p>
          </table:table-cell>
          <table:table-cell office:value-type="float" office:value="0.00000000001823085952" calcext:value-type="float">
            <text:p>1.82E-11</text:p>
          </table:table-cell>
          <table:table-cell office:value-type="float" office:value="0.00000000001825052432" calcext:value-type="float">
            <text:p>1.83E-11</text:p>
          </table:table-cell>
          <table:table-cell office:value-type="float" office:value="0.00000000001826115168" calcext:value-type="float">
            <text:p>1.83E-11</text:p>
          </table:table-cell>
          <table:table-cell office:value-type="float" office:value="0.00000000001827763664" calcext:value-type="float">
            <text:p>1.83E-11</text:p>
          </table:table-cell>
          <table:table-cell office:value-type="float" office:value="0.00000000001829361952" calcext:value-type="float">
            <text:p>1.83E-1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000237635475" calcext:value-type="float">
            <text:p>2.38E-11</text:p>
          </table:table-cell>
          <table:table-cell office:value-type="float" office:value="0.0000000000258525575" calcext:value-type="float">
            <text:p>2.59E-11</text:p>
          </table:table-cell>
          <table:table-cell office:value-type="float" office:value="0.0000000000305953725" calcext:value-type="float">
            <text:p>3.06E-11</text:p>
          </table:table-cell>
          <table:table-cell office:value-type="float" office:value="0.0000000000273398125" calcext:value-type="float">
            <text:p>2.73E-11</text:p>
          </table:table-cell>
          <table:table-cell office:value-type="float" office:value="0.0000000000268345" calcext:value-type="float">
            <text:p>2.68E-11</text:p>
          </table:table-cell>
          <table:table-cell office:value-type="float" office:value="0.000000000025890865" calcext:value-type="float">
            <text:p>2.59E-11</text:p>
          </table:table-cell>
          <table:table-cell office:value-type="float" office:value="0.0000000000283758475" calcext:value-type="float">
            <text:p>2.84E-11</text:p>
          </table:table-cell>
          <table:table-cell office:value-type="float" office:value="0.000000000028262465" calcext:value-type="float">
            <text:p>2.83E-11</text:p>
          </table:table-cell>
          <table:table-cell office:value-type="float" office:value="0.00000000002758602" calcext:value-type="float">
            <text:p>2.76E-11</text:p>
          </table:table-cell>
          <table:table-cell office:value-type="float" office:value="0.00000000002812502" calcext:value-type="float">
            <text:p>2.81E-11</text:p>
          </table:table-cell>
          <table:table-cell office:value-type="float" office:value="0.000000000030068885" calcext:value-type="float">
            <text:p>3.01E-11</text:p>
          </table:table-cell>
          <table:table-cell office:value-type="float" office:value="0.00000000003038035" calcext:value-type="float">
            <text:p>3.04E-11</text:p>
          </table:table-cell>
          <table:table-cell office:value-type="float" office:value="0.000000000031379425" calcext:value-type="float">
            <text:p>3.14E-11</text:p>
          </table:table-cell>
          <table:table-cell office:value-type="float" office:value="0.0000000000317719325" calcext:value-type="float">
            <text:p>3.18E-11</text:p>
          </table:table-cell>
          <table:table-cell office:value-type="float" office:value="0.00000000003307227" calcext:value-type="float">
            <text:p>3.31E-11</text:p>
          </table:table-cell>
          <table:table-cell office:value-type="float" office:value="0.00000000003512355" calcext:value-type="float">
            <text:p>3.51E-11</text:p>
          </table:table-cell>
          <table:table-cell office:value-type="float" office:value="0.000000000036857975" calcext:value-type="float">
            <text:p>3.69E-11</text:p>
          </table:table-cell>
          <table:table-cell office:value-type="float" office:value="0.0000000000388905825" calcext:value-type="float">
            <text:p>3.89E-11</text:p>
          </table:table-cell>
          <table:table-cell office:value-type="float" office:value="0.0000000000389779775" calcext:value-type="float">
            <text:p>3.90E-11</text:p>
          </table:table-cell>
          <table:table-cell office:value-type="float" office:value="0.0000000000393795325" calcext:value-type="float">
            <text:p>3.94E-11</text:p>
          </table:table-cell>
          <table:table-cell office:value-type="float" office:value="0.000000000039284245" calcext:value-type="float">
            <text:p>3.93E-11</text:p>
          </table:table-cell>
          <table:table-cell office:value-type="float" office:value="0.00000000003957877" calcext:value-type="float">
            <text:p>3.96E-11</text:p>
          </table:table-cell>
          <table:table-cell office:value-type="float" office:value="0.000000000039774735" calcext:value-type="float">
            <text:p>3.98E-11</text:p>
          </table:table-cell>
          <table:table-cell office:value-type="float" office:value="0.000000000039995725" calcext:value-type="float">
            <text:p>4.00E-11</text:p>
          </table:table-cell>
          <table:table-cell office:value-type="float" office:value="0.00000000004033876" calcext:value-type="float">
            <text:p>4.03E-11</text:p>
          </table:table-cell>
          <table:table-cell office:value-type="float" office:value="0.0000000000406484925" calcext:value-type="float">
            <text:p>4.06E-11</text:p>
          </table:table-cell>
          <table:table-cell office:value-type="float" office:value="0.000000000040933585" calcext:value-type="float">
            <text:p>4.09E-11</text:p>
          </table:table-cell>
          <table:table-cell office:value-type="float" office:value="0.0000000000410589025" calcext:value-type="float">
            <text:p>4.11E-11</text:p>
          </table:table-cell>
          <table:table-cell office:value-type="float" office:value="0.0000000000413457275" calcext:value-type="float">
            <text:p>4.13E-11</text:p>
          </table:table-cell>
          <table:table-cell office:value-type="float" office:value="0.00000000004148991" calcext:value-type="float">
            <text:p>4.15E-11</text:p>
          </table:table-cell>
          <table:table-cell office:value-type="float" office:value="0.0000000000415855825" calcext:value-type="float">
            <text:p>4.16E-11</text:p>
          </table:table-cell>
          <table:table-cell office:value-type="float" office:value="0.00000000004179329" calcext:value-type="float">
            <text:p>4.18E-11</text:p>
          </table:table-cell>
          <table:table-cell office:value-type="float" office:value="0.0000000000420414225" calcext:value-type="float">
            <text:p>4.20E-11</text:p>
          </table:table-cell>
          <table:table-cell office:value-type="float" office:value="0.000000000042271075" calcext:value-type="float">
            <text:p>4.23E-11</text:p>
          </table:table-cell>
          <table:table-cell office:value-type="float" office:value="0.00000000004246858" calcext:value-type="float">
            <text:p>4.25E-11</text:p>
          </table:table-cell>
          <table:table-cell office:value-type="float" office:value="0.0000000000425457725" calcext:value-type="float">
            <text:p>4.25E-11</text:p>
          </table:table-cell>
          <table:table-cell office:value-type="float" office:value="0.00000000004262566" calcext:value-type="float">
            <text:p>4.26E-11</text:p>
          </table:table-cell>
          <table:table-cell office:value-type="float" office:value="0.000000000042864745" calcext:value-type="float">
            <text:p>4.29E-11</text:p>
          </table:table-cell>
          <table:table-cell office:value-type="float" office:value="0.000000000042944055" calcext:value-type="float">
            <text:p>4.29E-11</text:p>
          </table:table-cell>
          <table:table-cell office:value-type="float" office:value="0.0000000000430986325" calcext:value-type="float">
            <text:p>4.31E-11</text:p>
          </table:table-cell>
          <table:table-cell office:value-type="float" office:value="0.0000000000432788125" calcext:value-type="float">
            <text:p>4.33E-11</text:p>
          </table:table-cell>
          <table:table-cell office:value-type="float" office:value="0.0000000000433646675" calcext:value-type="float">
            <text:p>4.34E-11</text:p>
          </table:table-cell>
          <table:table-cell office:value-type="float" office:value="0.0000000000434462875" calcext:value-type="float">
            <text:p>4.34E-11</text:p>
          </table:table-cell>
          <table:table-cell office:value-type="float" office:value="0.000000000043489215" calcext:value-type="float">
            <text:p>4.35E-11</text:p>
          </table:table-cell>
          <table:table-cell office:value-type="float" office:value="0.0000000000435579375" calcext:value-type="float">
            <text:p>4.36E-11</text:p>
          </table:table-cell>
          <table:table-cell office:value-type="float" office:value="0.0000000000436222325" calcext:value-type="float">
            <text:p>4.36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Condensed" svg:font-family="'Ubuntu Condensed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1:58:53.439394649</meta:creation-date>
    <dc:date>2022-07-01T12:11:31.168682863</dc:date>
    <meta:editing-duration>PT2M27S</meta:editing-duration>
    <meta:editing-cycles>1</meta:editing-cycles>
    <meta:document-statistic meta:table-count="1" meta:cell-count="1174" meta:object-count="0"/>
    <meta:generator>LibreOffice/7.1.4.2$Linux_X86_64 LibreOffice_project/10$Build-2</meta:generator>
  </office:meta>
</office:document-meta>
</file>